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Heading_20_1">
      <style:paragraph-properties fo:break-before="auto" fo:line-height="115%" style:writing-mode="lr-tb"/>
    </style:style>
    <style:style style:name="T5_1" style:family="text"/>
    <style:style style:name="T5_2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>
      <style:text-properties fo:font-weight="bold" style:font-weight-asian="bold" style:font-weight-complex="bold"/>
    </style:style>
    <style:style style:name="T7_14" style:family="text">
      <style:text-properties fo:font-weight="bold" style:font-weight-asian="bold" style:font-weight-complex="bold"/>
    </style:style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P9" style:family="paragraph" style:parent-style-name="Standard">
      <style:paragraph-properties fo:break-before="auto" fo:line-height="115%" fo:margin-top="0cm" fo:margin-bottom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>
      <style:text-properties fo:font-weight="bold" style:font-weight-asian="bold" style:font-weight-complex="bold"/>
    </style:style>
    <style:style style:name="T9_14" style:family="text">
      <style:text-properties fo:font-weight="bold" style:font-weight-asian="bold" style:font-weight-complex="bold"/>
    </style:style>
    <style:style style:name="T9_15" style:family="text">
      <style:text-properties fo:font-weight="bold" style:font-weight-asian="bold" style:font-weight-complex="bold"/>
    </style:style>
    <style:style style:name="T9_16" style:family="text">
      <style:text-properties fo:font-weight="bold" style:font-weight-asian="bold" style:font-weight-complex="bold"/>
    </style:style>
    <style:style style:name="T9_17" style:family="text">
      <style:text-properties fo:font-weight="bold" style:font-weight-asian="bold" style:font-weight-complex="bold"/>
    </style:style>
    <style:style style:name="T9_18" style:family="text">
      <style:text-properties fo:font-weight="bold" style:font-weight-asian="bold" style:font-weight-complex="bold"/>
    </style:style>
    <style:style style:name="T9_19" style:family="text">
      <style:text-properties fo:font-weight="bold" style:font-weight-asian="bold" style:font-weight-complex="bold"/>
    </style:style>
    <style:style style:name="T9_20" style:family="text"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>
      <style:text-properties fo:font-weight="bold" style:font-weight-asian="bold" style:font-weight-complex="bold"/>
    </style:style>
    <style:style style:name="T14_3" style:family="text">
      <style:text-properties fo:font-weight="bold" style:font-weight-asian="bold" style:font-weight-complex="bold"/>
    </style:style>
    <style:style style:name="T14_4" style:family="text">
      <style:text-properties fo:font-weight="bold" style:font-weight-asian="bold" style:font-weight-complex="bold"/>
    </style:style>
    <style:style style:name="T14_5" style:family="text">
      <style:text-properties fo:font-weight="bold" style:font-weight-asian="bold" style:font-weight-complex="bold"/>
    </style:style>
    <style:style style:name="T14_6" style:family="text">
      <style:text-properties fo:font-weight="bold" style:font-weight-asian="bold" style:font-weight-complex="bold"/>
    </style:style>
    <style:style style:name="T14_7" style:family="text">
      <style:text-properties fo:font-weight="bold" style:font-weight-asian="bold" style:font-weight-complex="bold"/>
    </style:style>
    <style:style style:name="T14_8" style:family="text"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weight="bold" style:font-weight-asian="bold" style:font-weight-complex="bold"/>
    </style:style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>
      <style:text-properties fo:font-size="14pt" style:font-size-asian="14pt" style:font-size-complex="14pt"/>
    </style:style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Heading_20_1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>
      <style:text-properties fo:font-weight="bold" style:font-weight-asian="bold" style:font-weight-complex="bold"/>
    </style:style>
    <style:style style:name="T34_16" style:family="text">
      <style:text-properties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>
      <style:text-properties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>
      <style:text-properties fo:font-weight="bold" style:font-weight-asian="bold" style:font-weight-complex="bold"/>
    </style:style>
    <style:style style:name="T40_18" style:family="text">
      <style:text-properties fo:font-weight="bold" style:font-weight-asian="bold" style:font-weight-complex="bold"/>
    </style:style>
    <style:style style:name="T40_19" style:family="text">
      <style:text-properties fo:font-weight="bold" style:font-weight-asian="bold" style:font-weight-complex="bold"/>
    </style:style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Heading_20_1">
      <style:paragraph-properties fo:break-before="auto" fo:line-height="115%" style:writing-mode="lr-tb"/>
    </style:style>
    <style:style style:name="T48_1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>
      <style:text-properties fo:color="#1155cc" style:text-underline-style="solid" style:text-underline-color="font-color"/>
    </style:style>
    <style:style style:name="T52_5" style:family="text"/>
    <style:style style:name="T52_6" style:family="text">
      <style:text-properties fo:color="#1155cc" style:text-underline-style="solid" style:text-underline-color="font-color"/>
    </style:style>
    <style:style style:name="T52_7" style:family="text"/>
    <style:style style:name="T52_8" style:family="text">
      <style:text-properties fo:color="#1155cc" style:text-underline-style="solid" style:text-underline-color="font-color"/>
    </style:style>
    <style:style style:name="T52_9" style:family="text"/>
    <style:style style:name="T52_10" style:family="text">
      <style:text-properties fo:color="#1155cc" style:text-underline-style="solid" style:text-underline-color="font-color"/>
    </style:style>
    <style:style style:name="T52_11" style:family="text"/>
    <style:style style:name="T52_12" style:family="text">
      <style:text-properties fo:color="#1155cc" style:text-underline-style="solid" style:text-underline-color="font-color"/>
    </style:style>
    <style:style style:name="T52_13" style:family="text"/>
    <style:style style:name="T52_14" style:family="text">
      <style:text-properties fo:color="#1155cc" style:text-underline-style="solid" style:text-underline-color="font-color"/>
    </style:style>
    <style:style style:name="T52_15" style:family="text"/>
    <style:style style:name="T52_16" style:family="text">
      <style:text-properties fo:color="#1155cc" style:text-underline-style="solid" style:text-underline-color="font-color"/>
    </style:style>
    <style:style style:name="T52_17" style:family="text"/>
    <style:style style:name="T52_18" style:family="text">
      <style:text-properties fo:color="#1155cc" style:text-underline-style="solid" style:text-underline-color="font-color"/>
    </style:style>
    <style:style style:name="T52_19" style:family="text"/>
    <style:style style:name="T52_20" style:family="text">
      <style:text-properties fo:color="#1155cc" style:text-underline-style="solid" style:text-underline-color="font-color"/>
    </style:style>
    <style:style style:name="T52_21" style:family="text"/>
    <style:style style:name="T52_22" style:family="text">
      <style:text-properties fo:color="#1155cc" style:text-underline-style="solid" style:text-underline-color="font-color"/>
    </style:style>
    <style:style style:name="T52_23" style:family="text"/>
    <style:style style:name="T52_24" style:family="text">
      <style:text-properties fo:color="#1155cc" style:text-underline-style="solid" style:text-underline-color="font-color"/>
    </style:style>
    <style:style style:name="T52_25" style:family="text"/>
    <style:style style:name="T52_26" style:family="text">
      <style:text-properties fo:color="#1155cc" style:text-underline-style="solid" style:text-underline-color="font-color"/>
    </style:style>
    <style:style style:name="T52_27" style:family="text"/>
    <style:style style:name="T52_28" style:family="text">
      <style:text-properties fo:color="#1155cc" style:text-underline-style="solid" style:text-underline-color="font-color"/>
    </style:style>
    <style:style style:name="T52_29" style:family="text"/>
    <style:style style:name="T52_30" style:family="text">
      <style:text-properties fo:color="#1155cc" style:text-underline-style="solid" style:text-underline-color="font-color"/>
    </style:style>
    <style:style style:name="T52_31" style:family="text"/>
    <style:style style:name="T52_32" style:family="text">
      <style:text-properties fo:color="#1155cc" style:text-underline-style="solid" style:text-underline-color="font-color"/>
    </style:style>
    <style:style style:name="T52_33" style:family="text"/>
    <style:style style:name="T52_34" style:family="text">
      <style:text-properties fo:color="#1155cc" style:text-underline-style="solid" style:text-underline-color="font-color"/>
    </style:style>
    <style:style style:name="T52_35" style:family="text"/>
    <style:style style:name="T52_36" style:family="text">
      <style:text-properties fo:color="#1155cc" style:text-underline-style="solid" style:text-underline-color="font-color"/>
    </style:style>
    <style:style style:name="T52_37" style:family="text"/>
    <style:style style:name="T52_38" style:family="text">
      <style:text-properties fo:color="#1155cc" style:text-underline-style="solid" style:text-underline-color="font-color"/>
    </style:style>
    <style:style style:name="T52_39" style:family="text"/>
    <style:style style:name="T52_40" style:family="text">
      <style:text-properties fo:color="#1155cc" style:text-underline-style="solid" style:text-underline-color="font-color"/>
    </style:style>
    <style:style style:name="T52_41" style:family="text"/>
    <style:style style:name="T52_42" style:family="text">
      <style:text-properties fo:color="#1155cc" style:text-underline-style="solid" style:text-underline-color="font-color"/>
    </style:style>
    <style:style style:name="T52_43" style:family="text"/>
    <style:style style:name="T52_44" style:family="text">
      <style:text-properties fo:color="#1155cc" style:text-underline-style="solid" style:text-underline-color="font-color"/>
    </style:style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>
      <style:text-properties fo:color="#1155cc" style:text-underline-style="solid" style:text-underline-color="font-color"/>
    </style:style>
    <style:style style:name="T57_5" style:family="text"/>
    <style:style style:name="T57_6" style:family="text">
      <style:text-properties fo:color="#1155cc" style:text-underline-style="solid" style:text-underline-color="font-color"/>
    </style:style>
    <style:style style:name="T57_7" style:family="text"/>
    <style:style style:name="T57_8" style:family="text">
      <style:text-properties fo:color="#1155cc" style:text-underline-style="solid" style:text-underline-color="font-color"/>
    </style:style>
    <style:style style:name="T57_9" style:family="text"/>
    <style:style style:name="T57_10" style:family="text">
      <style:text-properties fo:color="#1155cc" style:text-underline-style="solid" style:text-underline-color="font-color"/>
    </style:style>
    <style:style style:name="T57_11" style:family="text"/>
    <style:style style:name="T57_12" style:family="text">
      <style:text-properties fo:color="#1155cc" style:text-underline-style="solid" style:text-underline-color="font-color"/>
    </style:style>
    <style:style style:name="T57_13" style:family="text"/>
    <style:style style:name="T57_14" style:family="text">
      <style:text-properties fo:color="#1155cc" style:text-underline-style="solid" style:text-underline-color="font-color"/>
    </style:style>
    <style:style style:name="T57_15" style:family="text"/>
    <style:style style:name="T57_16" style:family="text">
      <style:text-properties fo:color="#1155cc" style:text-underline-style="solid" style:text-underline-color="font-color"/>
    </style:style>
    <style:style style:name="T57_17" style:family="text"/>
    <style:style style:name="T57_18" style:family="text">
      <style:text-properties fo:color="#1155cc" style:text-underline-style="solid" style:text-underline-color="font-color"/>
    </style:style>
    <style:style style:name="T57_19" style:family="text"/>
    <style:style style:name="T57_20" style:family="text">
      <style:text-properties fo:color="#1155cc" style:text-underline-style="solid" style:text-underline-color="font-color"/>
    </style:style>
    <style:style style:name="T57_21" style:family="text"/>
    <style:style style:name="T57_22" style:family="text">
      <style:text-properties fo:color="#1155cc" style:text-underline-style="solid" style:text-underline-color="font-color"/>
    </style:style>
    <style:style style:name="T57_23" style:family="text"/>
    <style:style style:name="T57_24" style:family="text">
      <style:text-properties fo:color="#1155cc" style:text-underline-style="solid" style:text-underline-color="font-color"/>
    </style:style>
    <style:style style:name="T57_25" style:family="text"/>
    <style:style style:name="T57_26" style:family="text">
      <style:text-properties fo:color="#1155cc" style:text-underline-style="solid" style:text-underline-color="font-color"/>
    </style:style>
    <style:style style:name="T57_27" style:family="text"/>
    <style:style style:name="T57_28" style:family="text">
      <style:text-properties fo:color="#1155cc" style:text-underline-style="solid" style:text-underline-color="font-color"/>
    </style:style>
    <style:style style:name="T57_29" style:family="text"/>
    <style:style style:name="T57_30" style:family="text">
      <style:text-properties fo:color="#1155cc" style:text-underline-style="solid" style:text-underline-color="font-color"/>
    </style:style>
    <style:style style:name="T57_31" style:family="text"/>
    <style:style style:name="T57_32" style:family="text">
      <style:text-properties fo:color="#1155cc" style:text-underline-style="solid" style:text-underline-color="font-color"/>
    </style:style>
    <style:style style:name="T57_33" style:family="text"/>
    <style:style style:name="T57_34" style:family="text">
      <style:text-properties fo:color="#1155cc" style:text-underline-style="solid" style:text-underline-color="font-color"/>
    </style:style>
    <style:style style:name="T57_35" style:family="text"/>
    <style:style style:name="T57_36" style:family="text">
      <style:text-properties fo:color="#1155cc" style:text-underline-style="solid" style:text-underline-color="font-color"/>
    </style:style>
    <style:style style:name="T57_37" style:family="text"/>
    <style:style style:name="T57_38" style:family="text">
      <style:text-properties fo:color="#1155cc" style:text-underline-style="solid" style:text-underline-color="font-color"/>
    </style:style>
    <style:style style:name="T57_39" style:family="text"/>
    <style:style style:name="T57_40" style:family="text">
      <style:text-properties fo:color="#1155cc" style:text-underline-style="solid" style:text-underline-color="font-color"/>
    </style:style>
    <style:style style:name="T57_41" style:family="text"/>
    <style:style style:name="T57_42" style:family="text">
      <style:text-properties fo:color="#1155cc" style:text-underline-style="solid" style:text-underline-color="font-color"/>
    </style:style>
    <style:style style:name="T57_43" style:family="text"/>
    <style:style style:name="T57_44" style:family="text">
      <style:text-properties fo:color="#1155cc" style:text-underline-style="solid" style:text-underline-color="font-color"/>
    </style:style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P67" style:family="paragraph" style:parent-style-name="Standard">
      <style:paragraph-properties fo:break-before="auto" fo:line-height="115%" fo:margin-top="0cm" fo:margin-bottom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P69" style:family="paragraph" style:parent-style-name="Heading_20_1">
      <style:paragraph-properties fo:break-before="auto" fo:line-height="115%" style:writing-mode="lr-tb"/>
    </style:style>
    <style:style style:name="T69_1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>
      <style:text-properties fo:color="#1155cc" style:text-underline-style="solid" style:text-underline-color="font-color"/>
    </style:style>
    <style:style style:name="T70_3" style:family="text"/>
    <style:style style:name="T70_4" style:family="text">
      <style:text-properties fo:color="#1155cc" style:text-underline-style="solid" style:text-underline-color="font-color"/>
    </style:style>
    <style:style style:name="T70_5" style:family="text"/>
    <style:style style:name="T70_6" style:family="text">
      <style:text-properties fo:color="#1155cc" style:text-underline-style="solid" style:text-underline-color="font-color"/>
    </style:style>
    <style:style style:name="T70_7" style:family="text"/>
    <style:style style:name="T70_8" style:family="text">
      <style:text-properties fo:color="#1155cc" style:text-underline-style="solid" style:text-underline-color="font-color"/>
    </style:style>
    <style:style style:name="T70_9" style:family="text"/>
    <style:style style:name="T70_10" style:family="text">
      <style:text-properties fo:color="#1155cc" style:text-underline-style="solid" style:text-underline-color="font-color"/>
    </style:style>
    <style:style style:name="T70_11" style:family="text"/>
    <style:style style:name="T70_12" style:family="text">
      <style:text-properties fo:color="#1155cc" style:text-underline-style="solid" style:text-underline-color="font-color"/>
    </style:style>
    <style:style style:name="T70_13" style:family="text"/>
    <style:style style:name="T70_14" style:family="text">
      <style:text-properties fo:color="#1155cc" style:text-underline-style="solid" style:text-underline-color="font-color"/>
    </style:style>
    <style:style style:name="T70_15" style:family="text"/>
    <style:style style:name="T70_16" style:family="text">
      <style:text-properties fo:color="#1155cc" style:text-underline-style="solid" style:text-underline-color="font-color"/>
    </style:style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Heading_20_1">
      <style:paragraph-properties fo:break-before="auto" fo:line-height="115%" style:writing-mode="lr-tb"/>
    </style:style>
    <style:style style:name="T76_1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/>
    <style:style style:name="T81_60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P104" style:family="paragraph" style:parent-style-name="Heading_20_1">
      <style:paragraph-properties fo:break-before="auto" fo:line-height="115%" style:writing-mode="lr-tb"/>
    </style:style>
    <style:style style:name="T104_1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>
      <style:text-properties fo:color="#1155cc" style:text-underline-style="solid" style:text-underline-color="font-color"/>
    </style:style>
    <style:style style:name="T105_3" style:family="text"/>
    <style:style style:name="T105_4" style:family="text">
      <style:text-properties fo:color="#1155cc" style:text-underline-style="solid" style:text-underline-color="font-color"/>
    </style:style>
    <style:style style:name="T105_5" style:family="text"/>
    <style:style style:name="T105_6" style:family="text">
      <style:text-properties fo:color="#1155cc" style:text-underline-style="solid" style:text-underline-color="font-color"/>
    </style:style>
    <style:style style:name="T105_7" style:family="text"/>
    <style:style style:name="T105_8" style:family="text">
      <style:text-properties fo:color="#1155cc" style:text-underline-style="solid" style:text-underline-color="font-color"/>
    </style:style>
    <style:style style:name="T105_9" style:family="text"/>
    <style:style style:name="T105_10" style:family="text">
      <style:text-properties fo:color="#1155cc" style:text-underline-style="solid" style:text-underline-color="font-color"/>
    </style:style>
    <style:style style:name="T105_11" style:family="text"/>
    <style:style style:name="T105_12" style:family="text">
      <style:text-properties fo:color="#1155cc" style:text-underline-style="solid" style:text-underline-color="font-color"/>
    </style:style>
    <style:style style:name="T105_13" style:family="text"/>
    <style:style style:name="T105_14" style:family="text">
      <style:text-properties fo:color="#1155cc" style:text-underline-style="solid" style:text-underline-color="font-color"/>
    </style:style>
    <style:style style:name="T105_15" style:family="text"/>
    <style:style style:name="T105_16" style:family="text">
      <style:text-properties fo:color="#1155cc" style:text-underline-style="solid" style:text-underline-color="font-color"/>
    </style:style>
    <style:style style:name="T105_17" style:family="text"/>
    <style:style style:name="T105_18" style:family="text">
      <style:text-properties fo:color="#1155cc" style:text-underline-style="solid" style:text-underline-color="font-color"/>
    </style:style>
    <style:style style:name="T105_19" style:family="text"/>
    <style:style style:name="T105_20" style:family="text">
      <style:text-properties fo:color="#1155cc" style:text-underline-style="solid" style:text-underline-color="font-color"/>
    </style:style>
    <style:style style:name="T105_21" style:family="text"/>
    <style:style style:name="T105_22" style:family="text">
      <style:text-properties fo:color="#1155cc" style:text-underline-style="solid" style:text-underline-color="font-color"/>
    </style:style>
    <style:style style:name="T105_23" style:family="text"/>
    <style:style style:name="T105_24" style:family="text">
      <style:text-properties fo:color="#1155cc" style:text-underline-style="solid" style:text-underline-color="font-color"/>
    </style:style>
    <style:style style:name="T105_25" style:family="text"/>
    <style:style style:name="T105_26" style:family="text">
      <style:text-properties fo:color="#1155cc" style:text-underline-style="solid" style:text-underline-color="font-color"/>
    </style:style>
    <style:style style:name="T105_27" style:family="text"/>
    <style:style style:name="T105_28" style:family="text">
      <style:text-properties fo:color="#1155cc" style:text-underline-style="solid" style:text-underline-color="font-color"/>
    </style:style>
    <style:style style:name="T105_29" style:family="text"/>
    <style:style style:name="T105_30" style:family="text">
      <style:text-properties fo:color="#1155cc" style:text-underline-style="solid" style:text-underline-color="font-color"/>
    </style:style>
    <style:style style:name="T105_31" style:family="text"/>
    <style:style style:name="T105_32" style:family="text">
      <style:text-properties fo:color="#1155cc" style:text-underline-style="solid" style:text-underline-color="font-color"/>
    </style:style>
    <style:style style:name="T105_33" style:family="text"/>
    <style:style style:name="T105_34" style:family="text">
      <style:text-properties fo:color="#1155cc" style:text-underline-style="solid" style:text-underline-color="font-color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T107_31" style:family="text"/>
    <style:style style:name="T107_32" style:family="text"/>
    <style:style style:name="T107_33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b30u2p2bec3z"/><text:bookmark-end text:name="h.b30u2p2bec3z"/><text:span text:style-name="T1_1">Project</text:span><text:span text:style-name="T1_2"><text:s/></text:span><text:span text:style-name="T1_3">M</text:span><text:span text:style-name="T1_4">2</text:span><text:span text:style-name="T1_5">M</text:span><text:span text:style-name="T1_6"><text:s/></text:span><text:span text:style-name="T1_7">IOT</text:span></text:p>
      <text:p text:style-name="P2"><text:span text:style-name="T2_1">These</text:span><text:span text:style-name="T2_2"><text:s/></text:span><text:span text:style-name="T2_3">are</text:span><text:span text:style-name="T2_4"><text:s/></text:span><text:span text:style-name="T2_5">the</text:span><text:span text:style-name="T2_6"><text:s/></text:span><text:span text:style-name="T2_7">steps</text:span><text:span text:style-name="T2_8"><text:s/></text:span><text:span text:style-name="T2_9">I</text:span><text:span text:style-name="T2_10"><text:s/></text:span><text:span text:style-name="T2_11">took</text:span><text:span text:style-name="T2_12"><text:s/></text:span><text:span text:style-name="T2_13">to</text:span><text:span text:style-name="T2_14"><text:s/></text:span><text:span text:style-name="T2_15">realise</text:span><text:span text:style-name="T2_16"><text:s/></text:span><text:span text:style-name="T2_17">my</text:span><text:span text:style-name="T2_18"><text:s/></text:span><text:span text:style-name="T2_19">tutorial</text:span><text:span text:style-name="T2_20"><text:s/></text:span><text:span text:style-name="T2_21">for</text:span><text:span text:style-name="T2_22"><text:s/></text:span><text:span text:style-name="T2_23">IOT</text:span><text:span text:style-name="T2_24"><text:s/></text:span><text:span text:style-name="T2_25">stuff</text:span><text:span text:style-name="T2_26"><text:s/></text:span><text:span text:style-name="T2_27">in</text:span><text:span text:style-name="T2_28"><text:s/></text:span><text:span text:style-name="T2_29">m</text:span><text:span text:style-name="T2_30">2</text:span><text:span text:style-name="T2_31">m</text:span><text:span text:style-name="T2_32"><text:s/></text:span><text:span text:style-name="T2_33">so</text:span><text:span text:style-name="T2_34"><text:s/></text:span><text:span text:style-name="T2_35">I</text:span><text:span text:style-name="T2_36"><text:s/></text:span><text:span text:style-name="T2_37">dont</text:span><text:span text:style-name="T2_38"><text:s/></text:span><text:span text:style-name="T2_39">forget</text:span><text:span text:style-name="T2_40"><text:s/></text:span><text:span text:style-name="T2_41">later</text:span><text:span text:style-name="T2_42">.</text:span></text:p>
      <text:p text:style-name="P3"/>
      <text:p text:style-name="P4"/>
      <text:h text:style-name="P5" text:outline-level="10"><text:bookmark-start text:name="h.ar0si6e2y8sn"/><text:bookmark-end text:name="h.ar0si6e2y8sn"/><text:span text:style-name="T5_1">Mosquitto</text:span><text:span text:style-name="T5_2">:<text:s/></text:span></text:h>
      <text:p text:style-name="P6"><text:span text:style-name="T6_1">is</text:span><text:span text:style-name="T6_2"><text:s/></text:span><text:span text:style-name="T6_3">used</text:span><text:span text:style-name="T6_4"><text:s/></text:span><text:span text:style-name="T6_5">for</text:span><text:span text:style-name="T6_6"><text:s/></text:span><text:span text:style-name="T6_7">the</text:span><text:span text:style-name="T6_8"><text:s/></text:span><text:span text:style-name="T6_9">MQTT</text:span><text:span text:style-name="T6_10"><text:s/></text:span><text:span text:style-name="T6_11">protocol</text:span><text:span text:style-name="T6_12"><text:s/></text:span><text:span text:style-name="T6_13">which</text:span><text:span text:style-name="T6_14"><text:s/></text:span><text:span text:style-name="T6_15">allows</text:span><text:span text:style-name="T6_16"><text:s/></text:span><text:span text:style-name="T6_17">devices</text:span><text:span text:style-name="T6_18"><text:s/></text:span><text:span text:style-name="T6_19">to</text:span><text:span text:style-name="T6_20"><text:s/></text:span><text:span text:style-name="T6_21">publish</text:span><text:span text:style-name="T6_22"><text:s/></text:span><text:span text:style-name="T6_23">and</text:span><text:span text:style-name="T6_24"><text:s/></text:span><text:span text:style-name="T6_25">subscribe</text:span><text:span text:style-name="T6_26"><text:s/></text:span><text:span text:style-name="T6_27">to</text:span><text:span text:style-name="T6_28"><text:s/></text:span><text:span text:style-name="T6_29">messages</text:span><text:span text:style-name="T6_30"><text:s/></text:span><text:span text:style-name="T6_31">broadcast</text:span><text:span text:style-name="T6_32"><text:s/></text:span><text:span text:style-name="T6_33">over</text:span><text:span text:style-name="T6_34"><text:s/></text:span><text:span text:style-name="T6_35">tcp</text:span><text:span text:style-name="T6_36">/</text:span><text:span text:style-name="T6_37">ip</text:span><text:span text:style-name="T6_38">.</text:span></text:p>
      <text:p text:style-name="P7"><text:span text:style-name="T7_1">Each</text:span><text:span text:style-name="T7_2"><text:s/></text:span><text:span text:style-name="T7_3">message</text:span><text:span text:style-name="T7_4"><text:s/></text:span><text:span text:style-name="T7_5">is</text:span><text:span text:style-name="T7_6"><text:s/></text:span><text:span text:style-name="T7_7">composed</text:span><text:span text:style-name="T7_8"><text:s/></text:span><text:span text:style-name="T7_9">of</text:span><text:span text:style-name="T7_10"><text:s/></text:span><text:span text:style-name="T7_11">a</text:span><text:span text:style-name="T7_12"><text:s/></text:span><text:span text:style-name="T7_13">Topic</text:span><text:span text:style-name="T7_14"><text:s/></text:span><text:span text:style-name="T7_15">and</text:span><text:span text:style-name="T7_16"><text:s/></text:span><text:span text:style-name="T7_17">a</text:span><text:span text:style-name="T7_18"><text:s/></text:span><text:span text:style-name="T7_19">Payload</text:span></text:p>
      <text:p text:style-name="P8"><text:span text:style-name="T8_1"><text:s/><text:tab/></text:span><text:span text:style-name="T8_2">Ubuntu</text:span><text:span text:style-name="T8_3"><text:s/></text:span><text:span text:style-name="T8_4">install</text:span><text:span text:style-name="T8_5">:<text:s/></text:span></text:p>
      <text:list text:style-name="LS1" xml:id="list0">
        <text:list-item>
          <text:p text:style-name="P9"><text:span text:style-name="T9_1">add</text:span><text:span text:style-name="T9_2"><text:s/></text:span><text:span text:style-name="T9_3">the</text:span><text:span text:style-name="T9_4"><text:s/></text:span><text:span text:style-name="T9_5">following</text:span><text:span text:style-name="T9_6"><text:s/></text:span><text:span text:style-name="T9_7">two</text:span><text:span text:style-name="T9_8"><text:s/></text:span><text:span text:style-name="T9_9">lines</text:span><text:span text:style-name="T9_10"><text:s/></text:span><text:span text:style-name="T9_11">to</text:span><text:span text:style-name="T9_12"><text:s/></text:span><text:span text:style-name="T9_13">/</text:span><text:span text:style-name="T9_14">etc</text:span><text:span text:style-name="T9_15">/</text:span><text:span text:style-name="T9_16">apt</text:span><text:span text:style-name="T9_17">/</text:span><text:span text:style-name="T9_18">sources</text:span><text:span text:style-name="T9_19">.</text:span><text:span text:style-name="T9_20">list</text:span></text:p>
        </text:list-item>
      </text:list>
      <text:p text:style-name="P10"><text:span text:style-name="T10_1">(</text:span><text:span text:style-name="T10_2">YOUR</text:span><text:span text:style-name="T10_3">_</text:span><text:span text:style-name="T10_4">UBUNTU</text:span><text:span text:style-name="T10_5">_</text:span><text:span text:style-name="T10_6">VERSION</text:span><text:span text:style-name="T10_7">_</text:span><text:span text:style-name="T10_8">HERE</text:span><text:span text:style-name="T10_9"><text:s/>=&gt;<text:s/></text:span><text:span text:style-name="T10_10">replace</text:span><text:span text:style-name="T10_11"><text:s/></text:span><text:span text:style-name="T10_12">with</text:span><text:span text:style-name="T10_13"><text:s/></text:span><text:span text:style-name="T10_14">utopic</text:span><text:span text:style-name="T10_15">)</text:span></text:p>
      <text:p text:style-name="P11"><text:span text:style-name="T11_1">deb</text:span><text:span text:style-name="T11_2"><text:s/></text:span><text:span text:style-name="T11_3">http</text:span><text:span text:style-name="T11_4">://</text:span><text:span text:style-name="T11_5">ppa</text:span><text:span text:style-name="T11_6">.</text:span><text:span text:style-name="T11_7">launchpad</text:span><text:span text:style-name="T11_8">.</text:span><text:span text:style-name="T11_9">net</text:span><text:span text:style-name="T11_10">/</text:span><text:span text:style-name="T11_11">mosquitto</text:span><text:span text:style-name="T11_12">-</text:span><text:span text:style-name="T11_13">dev</text:span><text:span text:style-name="T11_14">/</text:span><text:span text:style-name="T11_15">mosquitto</text:span><text:span text:style-name="T11_16">-</text:span><text:span text:style-name="T11_17">ppa</text:span><text:span text:style-name="T11_18">/</text:span><text:span text:style-name="T11_19">ubuntu</text:span><text:span text:style-name="T11_20"><text:s/></text:span><text:span text:style-name="T11_21">YOUR</text:span><text:span text:style-name="T11_22">_</text:span><text:span text:style-name="T11_23">UBUNTU</text:span><text:span text:style-name="T11_24">_</text:span><text:span text:style-name="T11_25">VERSION</text:span><text:span text:style-name="T11_26">_</text:span><text:span text:style-name="T11_27">HERE</text:span><text:span text:style-name="T11_28"><text:s/></text:span><text:span text:style-name="T11_29">main</text:span></text:p>
      <text:p text:style-name="P12"><text:span text:style-name="T12_1">deb</text:span><text:span text:style-name="T12_2">-</text:span><text:span text:style-name="T12_3">src</text:span><text:span text:style-name="T12_4"><text:s/></text:span><text:span text:style-name="T12_5">http</text:span><text:span text:style-name="T12_6">://</text:span><text:span text:style-name="T12_7">ppa</text:span><text:span text:style-name="T12_8">.</text:span><text:span text:style-name="T12_9">launchpad</text:span><text:span text:style-name="T12_10">.</text:span><text:span text:style-name="T12_11">net</text:span><text:span text:style-name="T12_12">/</text:span><text:span text:style-name="T12_13">mosquitto</text:span><text:span text:style-name="T12_14">-</text:span><text:span text:style-name="T12_15">dev</text:span><text:span text:style-name="T12_16">/</text:span><text:span text:style-name="T12_17">mosquitto</text:span><text:span text:style-name="T12_18">-</text:span><text:span text:style-name="T12_19">ppa</text:span><text:span text:style-name="T12_20">/</text:span><text:span text:style-name="T12_21">ubuntu</text:span><text:span text:style-name="T12_22"><text:s/></text:span><text:span text:style-name="T12_23">YOUR</text:span><text:span text:style-name="T12_24">_</text:span><text:span text:style-name="T12_25">UBUNTU</text:span><text:span text:style-name="T12_26">_</text:span><text:span text:style-name="T12_27">VERSION</text:span><text:span text:style-name="T12_28">_</text:span><text:span text:style-name="T12_29">HERE</text:span><text:span text:style-name="T12_30"><text:s/></text:span><text:span text:style-name="T12_31">main</text:span></text:p>
      <text:p text:style-name="P13"><text:span text:style-name="T13_1">2.<text:s/></text:span><text:span text:style-name="T13_2">sudo</text:span><text:span text:style-name="T13_3"><text:s/></text:span><text:span text:style-name="T13_4">apt</text:span><text:span text:style-name="T13_5">-</text:span><text:span text:style-name="T13_6">key</text:span><text:span text:style-name="T13_7"><text:s/></text:span><text:span text:style-name="T13_8">adv</text:span><text:span text:style-name="T13_9"><text:s/>--</text:span><text:span text:style-name="T13_10">keyserver</text:span><text:span text:style-name="T13_11"><text:s/></text:span><text:span text:style-name="T13_12">keyserver</text:span><text:span text:style-name="T13_13">.</text:span><text:span text:style-name="T13_14">ubuntu</text:span><text:span text:style-name="T13_15">.</text:span><text:span text:style-name="T13_16">com</text:span><text:span text:style-name="T13_17"><text:s/>--</text:span><text:span text:style-name="T13_18">recv</text:span><text:span text:style-name="T13_19">-</text:span><text:span text:style-name="T13_20">keys</text:span><text:span text:style-name="T13_21"><text:s/>262</text:span><text:span text:style-name="T13_22">C</text:span><text:span text:style-name="T13_23">4500</text:span></text:p>
      <text:p text:style-name="P14"><text:span text:style-name="T14_1">3.<text:s/></text:span><text:span text:style-name="T14_2">sudo</text:span><text:span text:style-name="T14_3"><text:s/></text:span><text:span text:style-name="T14_4">apt</text:span><text:span text:style-name="T14_5">-</text:span><text:span text:style-name="T14_6">get</text:span><text:span text:style-name="T14_7"><text:s/></text:span><text:span text:style-name="T14_8">update</text:span></text:p>
      <text:p text:style-name="P15"><text:span text:style-name="T15_1">4.<text:s/></text:span><text:span text:style-name="T15_2">sudo</text:span><text:span text:style-name="T15_3"><text:s/></text:span><text:span text:style-name="T15_4">aptitude</text:span><text:span text:style-name="T15_5"><text:s/></text:span><text:span text:style-name="T15_6">install</text:span><text:span text:style-name="T15_7"><text:s/></text:span><text:span text:style-name="T15_8">mosquitto</text:span></text:p>
      <text:p text:style-name="P16"><text:span text:style-name="T16_1">sudo</text:span><text:span text:style-name="T16_2"><text:s/></text:span><text:span text:style-name="T16_3">aptitude</text:span><text:span text:style-name="T16_4"><text:s/></text:span><text:span text:style-name="T16_5">install</text:span><text:span text:style-name="T16_6"><text:s/></text:span><text:span text:style-name="T16_7">mosquitto</text:span><text:span text:style-name="T16_8">-</text:span><text:span text:style-name="T16_9">clients</text:span></text:p>
      <text:p text:style-name="P17"/>
      <text:p text:style-name="P18"><text:span text:style-name="T18_1"><text:s text:c="3"/></text:span><text:span text:style-name="T18_2"><text:s/></text:span><text:span text:style-name="T18_3">To</text:span><text:span text:style-name="T18_4"><text:s/></text:span><text:span text:style-name="T18_5">Use</text:span><text:span text:style-name="T18_6"><text:s/></text:span><text:span text:style-name="T18_7">Mosquitto</text:span><text:span text:style-name="T18_8"><text:s/></text:span><text:span text:style-name="T18_9">in</text:span><text:span text:style-name="T18_10"><text:s/></text:span><text:span text:style-name="T18_11">the</text:span><text:span text:style-name="T18_12"><text:s/></text:span><text:span text:style-name="T18_13">terminal</text:span><text:span text:style-name="T18_14">:</text:span></text:p>
      <text:p text:style-name="P19"><text:span text:style-name="T19_1">Subscribe</text:span><text:span text:style-name="T19_2"><text:s/></text:span><text:span text:style-name="T19_3">to</text:span><text:span text:style-name="T19_4"><text:s/></text:span><text:span text:style-name="T19_5">a</text:span><text:span text:style-name="T19_6"><text:s/></text:span><text:span text:style-name="T19_7">topic</text:span><text:span text:style-name="T19_8"><text:s/></text:span><text:span text:style-name="T19_9">command</text:span><text:span text:style-name="T19_10">:<text:s/></text:span><text:span text:style-name="T19_11">mosquitto</text:span><text:span text:style-name="T19_12">_</text:span><text:span text:style-name="T19_13">sub</text:span><text:span text:style-name="T19_14"><text:s/>-</text:span><text:span text:style-name="T19_15">d</text:span><text:span text:style-name="T19_16"><text:s/>-</text:span><text:span text:style-name="T19_17">t</text:span><text:span text:style-name="T19_18"><text:s/></text:span><text:span text:style-name="T19_19">hello</text:span><text:span text:style-name="T19_20">/</text:span><text:span text:style-name="T19_21">world</text:span></text:p>
      <text:p text:style-name="P20"><text:span text:style-name="T20_1">Publish</text:span><text:span text:style-name="T20_2"><text:s/></text:span><text:span text:style-name="T20_3">a</text:span><text:span text:style-name="T20_4"><text:s/></text:span><text:span text:style-name="T20_5">topic</text:span><text:span text:style-name="T20_6"><text:s/></text:span><text:span text:style-name="T20_7">mosquitto</text:span><text:span text:style-name="T20_8">_</text:span><text:span text:style-name="T20_9">pub</text:span><text:span text:style-name="T20_10"><text:s/>-</text:span><text:span text:style-name="T20_11">d</text:span><text:span text:style-name="T20_12"><text:s/>-</text:span><text:span text:style-name="T20_13">t</text:span><text:span text:style-name="T20_14"><text:s/></text:span><text:span text:style-name="T20_15">hello</text:span><text:span text:style-name="T20_16">/</text:span><text:span text:style-name="T20_17">world</text:span><text:span text:style-name="T20_18"><text:s/>-</text:span><text:span text:style-name="T20_19">m</text:span><text:span text:style-name="T20_20"><text:s/>"</text:span><text:span text:style-name="T20_21">hello</text:span><text:span text:style-name="T20_22"><text:s/></text:span><text:span text:style-name="T20_23">kittens</text:span><text:span text:style-name="T20_24">"</text:span></text:p>
      <text:p text:style-name="P21"><text:span text:style-name="T21_1">you</text:span><text:span text:style-name="T21_2"><text:s/></text:span><text:span text:style-name="T21_3">can</text:span><text:span text:style-name="T21_4"><text:s/></text:span><text:span text:style-name="T21_5">try</text:span><text:span text:style-name="T21_6"><text:s/></text:span><text:span text:style-name="T21_7">this</text:span><text:span text:style-name="T21_8"><text:s/></text:span><text:span text:style-name="T21_9">in</text:span><text:span text:style-name="T21_10"><text:s/></text:span><text:span text:style-name="T21_11">two</text:span><text:span text:style-name="T21_12"><text:s/></text:span><text:span text:style-name="T21_13">different</text:span><text:span text:style-name="T21_14"><text:s/></text:span><text:span text:style-name="T21_15">terminals</text:span><text:span text:style-name="T21_16">.</text:span></text:p>
      <text:p text:style-name="P22"/>
      <text:p text:style-name="P23"><text:span text:style-name="T23_1">we</text:span><text:span text:style-name="T23_2"><text:s/></text:span><text:span text:style-name="T23_3">can</text:span><text:span text:style-name="T23_4"><text:s/></text:span><text:span text:style-name="T23_5">simulate</text:span><text:span text:style-name="T23_6"><text:s/></text:span><text:span text:style-name="T23_7">a</text:span><text:span text:style-name="T23_8"><text:s/></text:span><text:span text:style-name="T23_9">device</text:span><text:span text:style-name="T23_10"><text:s/></text:span><text:span text:style-name="T23_11">with</text:span></text:p>
      <text:p text:style-name="P24"><text:span text:style-name="T24_1">mosquitto</text:span><text:span text:style-name="T24_2">_</text:span><text:span text:style-name="T24_3">pub</text:span><text:span text:style-name="T24_4"><text:s/>-</text:span><text:span text:style-name="T24_5">h</text:span><text:span text:style-name="T24_6"><text:s/></text:span><text:span text:style-name="T24_7">localhost</text:span><text:span text:style-name="T24_8"><text:s/>-</text:span><text:span text:style-name="T24_9">m</text:span><text:span text:style-name="T24_10"><text:s/>“25”<text:s/>-</text:span><text:span text:style-name="T24_11">t</text:span><text:span text:style-name="T24_12"><text:s/>“</text:span><text:span text:style-name="T24_13">demo</text:span><text:span text:style-name="T24_14">/</text:span><text:span text:style-name="T24_15">devices</text:span><text:span text:style-name="T24_16">/</text:span><text:span text:style-name="T24_17">arduino</text:span><text:span text:style-name="T24_18">01”</text:span></text:p>
      <text:p text:style-name="P25"/>
      <text:p text:style-name="P26"/>
      <text:h text:style-name="P27" text:outline-level="10"><text:bookmark-start text:name="h.fu997gxpi6ni"/><text:bookmark-end text:name="h.fu997gxpi6ni"/><text:span text:style-name="T27_1">Node</text:span><text:span text:style-name="T27_2">_</text:span><text:span text:style-name="T27_3">red</text:span><text:span text:style-name="T27_4">:<text:s/></text:span></text:h>
      <text:p text:style-name="P28"><text:span text:style-name="T28_1">Helps</text:span><text:span text:style-name="T28_2"><text:s/></text:span><text:span text:style-name="T28_3">do</text:span><text:span text:style-name="T28_4"><text:s/></text:span><text:span text:style-name="T28_5">mockups</text:span><text:span text:style-name="T28_6"><text:s/></text:span><text:span text:style-name="T28_7">of</text:span><text:span text:style-name="T28_8"><text:s/></text:span><text:span text:style-name="T28_9">data</text:span><text:span text:style-name="T28_10"><text:s/></text:span><text:span text:style-name="T28_11">flow</text:span><text:span text:style-name="T28_12"><text:s/></text:span><text:span text:style-name="T28_13">for</text:span><text:span text:style-name="T28_14"><text:s/></text:span><text:span text:style-name="T28_15">quicker</text:span><text:span text:style-name="T28_16"><text:s/></text:span><text:span text:style-name="T28_17">solutions</text:span><text:span text:style-name="T28_18"><text:s/></text:span><text:span text:style-name="T28_19">than</text:span><text:span text:style-name="T28_20"><text:s/></text:span><text:span text:style-name="T28_21">programming</text:span><text:span text:style-name="T28_22"><text:s/></text:span><text:span text:style-name="T28_23">it</text:span><text:span text:style-name="T28_24"><text:s/></text:span><text:span text:style-name="T28_25">your</text:span><text:span text:style-name="T28_26"><text:s/></text:span><text:span text:style-name="T28_27">self</text:span><text:span text:style-name="T28_28">.</text:span></text:p>
      <text:p text:style-name="P29"><text:span text:style-name="T29_1">http</text:span><text:span text:style-name="T29_2">://</text:span><text:span text:style-name="T29_3">nodered</text:span><text:span text:style-name="T29_4">.</text:span><text:span text:style-name="T29_5">org</text:span><text:span text:style-name="T29_6">/</text:span><text:span text:style-name="T29_7">docs</text:span><text:span text:style-name="T29_8">/</text:span></text:p>
      <text:p text:style-name="P30"><text:span text:style-name="T30_1">Install</text:span><text:span text:style-name="T30_2">:</text:span></text:p>
      <text:p text:style-name="P31"><text:span text:style-name="T31_1">install</text:span><text:span text:style-name="T31_2"><text:s/></text:span><text:span text:style-name="T31_3">new</text:span><text:span text:style-name="T31_4"><text:s/></text:span><text:span text:style-name="T31_5">nodes</text:span><text:span text:style-name="T31_6"><text:s/></text:span><text:span text:style-name="T31_7">with</text:span><text:span text:style-name="T31_8"><text:s/></text:span><text:span text:style-name="T31_9">npm</text:span><text:span text:style-name="T31_10"><text:s/></text:span><text:span text:style-name="T31_11">install</text:span><text:span text:style-name="T31_12"><text:s/>-</text:span><text:span text:style-name="T31_13">g</text:span><text:span text:style-name="T31_14"><text:s/></text:span><text:span text:style-name="T31_15">nameofmodule</text:span></text:p>
      <text:p text:style-name="P32"/>
      <text:p text:style-name="P33"><text:span text:style-name="T33_1">launch</text:span><text:span text:style-name="T33_2"><text:s/></text:span><text:span text:style-name="T33_3">node</text:span><text:span text:style-name="T33_4"><text:s/></text:span><text:span text:style-name="T33_5">red</text:span><text:span text:style-name="T33_6"><text:s/></text:span><text:span text:style-name="T33_7">from</text:span><text:span text:style-name="T33_8"><text:s/></text:span><text:span text:style-name="T33_9">the</text:span><text:span text:style-name="T33_10"><text:s/></text:span><text:span text:style-name="T33_11">command</text:span><text:span text:style-name="T33_12"><text:s/></text:span><text:span text:style-name="T33_13">line</text:span><text:span text:style-name="T33_14"><text:s/></text:span><text:span text:style-name="T33_15">with</text:span><text:span text:style-name="T33_16"><text:s/></text:span><text:span text:style-name="T33_17">node</text:span><text:span text:style-name="T33_18">-</text:span><text:span text:style-name="T33_19">red</text:span></text:p>
      <text:p text:style-name="P34"><text:span text:style-name="T34_1">then</text:span><text:span text:style-name="T34_2"><text:s/></text:span><text:span text:style-name="T34_3">you</text:span><text:span text:style-name="T34_4"><text:s/></text:span><text:span text:style-name="T34_5">can</text:span><text:span text:style-name="T34_6"><text:s/></text:span><text:span text:style-name="T34_7">see</text:span><text:span text:style-name="T34_8"><text:s/></text:span><text:span text:style-name="T34_9">the</text:span><text:span text:style-name="T34_10"><text:s/></text:span><text:span text:style-name="T34_11">GUI</text:span><text:span text:style-name="T34_12"><text:s/></text:span><text:span text:style-name="T34_13">from</text:span><text:span text:style-name="T34_14"><text:s/></text:span><text:span text:style-name="T34_15">localhost</text:span><text:span text:style-name="T34_16">:1880</text:span></text:p>
      <text:p text:style-name="P35"><text:span text:style-name="T35_1">On</text:span><text:span text:style-name="T35_2"><text:s/></text:span><text:span text:style-name="T35_3">the</text:span><text:span text:style-name="T35_4"><text:s/></text:span><text:span text:style-name="T35_5">left</text:span><text:span text:style-name="T35_6"><text:s/></text:span><text:span text:style-name="T35_7">hand</text:span><text:span text:style-name="T35_8"><text:s/></text:span><text:span text:style-name="T35_9">side</text:span><text:span text:style-name="T35_10"><text:s/></text:span><text:span text:style-name="T35_11">you</text:span><text:span text:style-name="T35_12"><text:s/></text:span><text:span text:style-name="T35_13">have</text:span><text:span text:style-name="T35_14"><text:s/></text:span><text:span text:style-name="T35_15">to</text:span><text:span text:style-name="T35_16"><text:s/></text:span><text:span text:style-name="T35_17">available</text:span><text:span text:style-name="T35_18"><text:s/></text:span><text:span text:style-name="T35_19">connectors</text:span><text:span text:style-name="T35_20"><text:s/></text:span><text:span text:style-name="T35_21">and</text:span><text:span text:style-name="T35_22"><text:s/></text:span><text:span text:style-name="T35_23">the</text:span><text:span text:style-name="T35_24"><text:s/></text:span><text:span text:style-name="T35_25">right</text:span><text:span text:style-name="T35_26"><text:s/></text:span><text:span text:style-name="T35_27">hand</text:span><text:span text:style-name="T35_28"><text:s/></text:span><text:span text:style-name="T35_29">side</text:span><text:span text:style-name="T35_30"><text:s/></text:span><text:span text:style-name="T35_31">the</text:span><text:span text:style-name="T35_32"><text:s/></text:span><text:span text:style-name="T35_33">outputs</text:span><text:span text:style-name="T35_34">.</text:span></text:p>
      <text:p text:style-name="P36"><text:span text:style-name="T36_1">You</text:span><text:span text:style-name="T36_2"><text:s/></text:span><text:span text:style-name="T36_3">can</text:span><text:span text:style-name="T36_4"><text:s/></text:span><text:span text:style-name="T36_5">use</text:span><text:span text:style-name="T36_6"><text:s/></text:span><text:span text:style-name="T36_7">the</text:span><text:span text:style-name="T36_8"><text:s/></text:span><text:span text:style-name="T36_9">debug</text:span><text:span text:style-name="T36_10"><text:s/></text:span><text:span text:style-name="T36_11">connector</text:span><text:span text:style-name="T36_12"><text:s/></text:span><text:span text:style-name="T36_13">to</text:span><text:span text:style-name="T36_14"><text:s/></text:span><text:span text:style-name="T36_15">show</text:span><text:span text:style-name="T36_16"><text:s/></text:span><text:span text:style-name="T36_17">output</text:span><text:span text:style-name="T36_18"><text:s/></text:span><text:span text:style-name="T36_19">in</text:span><text:span text:style-name="T36_20"><text:s/></text:span><text:span text:style-name="T36_21">the</text:span><text:span text:style-name="T36_22"><text:s/></text:span><text:span text:style-name="T36_23">debug</text:span><text:span text:style-name="T36_24"><text:s/></text:span><text:span text:style-name="T36_25">tab</text:span><text:span text:style-name="T36_26">.</text:span></text:p>
      <text:p text:style-name="P37"/>
      <text:p text:style-name="P38"><text:span text:style-name="T38_1">To</text:span><text:span text:style-name="T38_2"><text:s/></text:span><text:span text:style-name="T38_3">use</text:span><text:span text:style-name="T38_4"><text:s/></text:span><text:span text:style-name="T38_5">mqtt</text:span><text:span text:style-name="T38_6"><text:s/></text:span><text:span text:style-name="T38_7">with</text:span><text:span text:style-name="T38_8"><text:s/></text:span><text:span text:style-name="T38_9">node</text:span><text:span text:style-name="T38_10"><text:s/></text:span><text:span text:style-name="T38_11">red</text:span><text:span text:style-name="T38_12">.<text:s/></text:span><text:span text:style-name="T38_13">Drag</text:span><text:span text:style-name="T38_14"><text:s/></text:span><text:span text:style-name="T38_15">the</text:span><text:span text:style-name="T38_16"><text:s/></text:span><text:span text:style-name="T38_17">connector</text:span><text:span text:style-name="T38_18"><text:s/></text:span><text:span text:style-name="T38_19">mqtt</text:span><text:span text:style-name="T38_20"><text:s/></text:span><text:span text:style-name="T38_21">from</text:span><text:span text:style-name="T38_22"><text:s/></text:span><text:span text:style-name="T38_23">in</text:span><text:span text:style-name="T38_24"><text:s/></text:span><text:span text:style-name="T38_25">the</text:span><text:span text:style-name="T38_26"><text:s/></text:span><text:span text:style-name="T38_27">input</text:span><text:span text:style-name="T38_28"><text:s/></text:span><text:span text:style-name="T38_29">group</text:span><text:span text:style-name="T38_30"><text:s/></text:span><text:span text:style-name="T38_31">into</text:span><text:span text:style-name="T38_32"><text:s/></text:span><text:span text:style-name="T38_33">the</text:span><text:span text:style-name="T38_34"><text:s/></text:span><text:span text:style-name="T38_35">middle</text:span><text:span text:style-name="T38_36"><text:s/></text:span><text:span text:style-name="T38_37">workspace</text:span><text:span text:style-name="T38_38"><text:s/></text:span><text:span text:style-name="T38_39">pane</text:span><text:span text:style-name="T38_40">.</text:span></text:p>
      <text:p text:style-name="P39"><text:span text:style-name="T39_1">Then</text:span><text:span text:style-name="T39_2"><text:s/></text:span><text:span text:style-name="T39_3">double</text:span><text:span text:style-name="T39_4"><text:s/></text:span><text:span text:style-name="T39_5">click</text:span><text:span text:style-name="T39_6">.<text:s/></text:span><text:span text:style-name="T39_7">Choose</text:span><text:span text:style-name="T39_8"><text:s/></text:span><text:span text:style-name="T39_9">the</text:span><text:span text:style-name="T39_10"><text:s/></text:span><text:span text:style-name="T39_11">ip</text:span><text:span text:style-name="T39_12"><text:s/></text:span><text:span text:style-name="T39_13">address</text:span><text:span text:style-name="T39_14"><text:s/></text:span><text:span text:style-name="T39_15">of</text:span><text:span text:style-name="T39_16"><text:s/></text:span><text:span text:style-name="T39_17">the</text:span><text:span text:style-name="T39_18"><text:s/></text:span><text:span text:style-name="T39_19">broker</text:span><text:span text:style-name="T39_20"><text:s/></text:span><text:span text:style-name="T39_21">ie</text:span><text:span text:style-name="T39_22"><text:s/></text:span><text:span text:style-name="T39_23">in</text:span><text:span text:style-name="T39_24"><text:s/></text:span><text:span text:style-name="T39_25">this</text:span><text:span text:style-name="T39_26"><text:s/></text:span><text:span text:style-name="T39_27">case</text:span><text:span text:style-name="T39_28"><text:s/></text:span><text:span text:style-name="T39_29">our</text:span><text:span text:style-name="T39_30"><text:s/></text:span><text:span text:style-name="T39_31">mosquitto</text:span><text:span text:style-name="T39_32"><text:s/></text:span><text:span text:style-name="T39_33">install</text:span><text:span text:style-name="T39_34">.<text:s/></text:span><text:span text:style-name="T39_35">We</text:span><text:span text:style-name="T39_36"><text:s/></text:span><text:span text:style-name="T39_37">choose</text:span><text:span text:style-name="T39_38"><text:s/></text:span><text:span text:style-name="T39_39">localhost</text:span></text:p>
      <text:p text:style-name="P40"><text:span text:style-name="T40_1">then</text:span><text:span text:style-name="T40_2"><text:s/></text:span><text:span text:style-name="T40_3">enter</text:span><text:span text:style-name="T40_4"><text:s/></text:span><text:span text:style-name="T40_5">the</text:span><text:span text:style-name="T40_6"><text:s/></text:span><text:span text:style-name="T40_7">topic</text:span><text:span text:style-name="T40_8"><text:s/></text:span><text:span text:style-name="T40_9">to</text:span><text:span text:style-name="T40_10"><text:s/></text:span><text:span text:style-name="T40_11">subscribe</text:span><text:span text:style-name="T40_12"><text:s/></text:span><text:span text:style-name="T40_13">to</text:span><text:span text:style-name="T40_14"><text:s/></text:span><text:span text:style-name="T40_15">example</text:span><text:span text:style-name="T40_16"><text:s/></text:span><text:span text:style-name="T40_17">hello</text:span><text:span text:style-name="T40_18">/</text:span><text:span text:style-name="T40_19">world</text:span><text:span text:style-name="T40_20"><text:s/></text:span><text:span text:style-name="T40_21">then</text:span><text:span text:style-name="T40_22"><text:s/></text:span><text:span text:style-name="T40_23">connect</text:span><text:span text:style-name="T40_24"><text:s/></text:span><text:span text:style-name="T40_25">this</text:span><text:span text:style-name="T40_26"><text:s/></text:span><text:span text:style-name="T40_27">to</text:span><text:span text:style-name="T40_28"><text:s/></text:span><text:span text:style-name="T40_29">a</text:span><text:span text:style-name="T40_30"><text:s/></text:span><text:span text:style-name="T40_31">debug</text:span><text:span text:style-name="T40_32"><text:s/></text:span><text:span text:style-name="T40_33">module</text:span><text:span text:style-name="T40_34"><text:s/></text:span><text:span text:style-name="T40_35">and</text:span><text:span text:style-name="T40_36"><text:s/></text:span><text:span text:style-name="T40_37">click</text:span><text:span text:style-name="T40_38"><text:s/></text:span><text:span text:style-name="T40_39">deploy</text:span><text:span text:style-name="T40_40">.</text:span></text:p>
      <text:p text:style-name="P41"><text:span text:style-name="T41_1">Then</text:span><text:span text:style-name="T41_2"><text:s/></text:span><text:span text:style-name="T41_3">is</text:span><text:span text:style-name="T41_4"><text:s/></text:span><text:span text:style-name="T41_5">we</text:span><text:span text:style-name="T41_6"><text:s/></text:span><text:span text:style-name="T41_7">create</text:span><text:span text:style-name="T41_8"><text:s/></text:span><text:span text:style-name="T41_9">a</text:span><text:span text:style-name="T41_10"><text:s/></text:span><text:span text:style-name="T41_11">pub</text:span><text:span text:style-name="T41_12"><text:s/></text:span><text:span text:style-name="T41_13">and</text:span><text:span text:style-name="T41_14"><text:s/></text:span><text:span text:style-name="T41_15">send</text:span><text:span text:style-name="T41_16"><text:s/></text:span><text:span text:style-name="T41_17">it</text:span><text:span text:style-name="T41_18"><text:s/></text:span><text:span text:style-name="T41_19">the</text:span><text:span text:style-name="T41_20"><text:s/></text:span><text:span text:style-name="T41_21">message</text:span><text:span text:style-name="T41_22"><text:s/></text:span><text:span text:style-name="T41_23">choses</text:span><text:span text:style-name="T41_24"><text:s/></text:span><text:span text:style-name="T41_25">up</text:span><text:span text:style-name="T41_26"><text:s/></text:span><text:span text:style-name="T41_27">in</text:span><text:span text:style-name="T41_28"><text:s/></text:span><text:span text:style-name="T41_29">our</text:span><text:span text:style-name="T41_30"><text:s/></text:span><text:span text:style-name="T41_31">debug</text:span><text:span text:style-name="T41_32"><text:s/></text:span><text:span text:style-name="T41_33">window</text:span><text:span text:style-name="T41_34">.<text:s/></text:span><text:span text:style-name="T41_35">We</text:span><text:span text:style-name="T41_36"><text:s/></text:span><text:span text:style-name="T41_37">can</text:span><text:span text:style-name="T41_38"><text:s/></text:span><text:span text:style-name="T41_39">also</text:span><text:span text:style-name="T41_40"><text:s/></text:span><text:span text:style-name="T41_41">create</text:span><text:span text:style-name="T41_42"><text:s/></text:span><text:span text:style-name="T41_43">a</text:span><text:span text:style-name="T41_44"><text:s/></text:span><text:span text:style-name="T41_45">inject</text:span><text:span text:style-name="T41_46"><text:s/></text:span><text:span text:style-name="T41_47">module</text:span></text:p>
      <text:p text:style-name="P42"><text:span text:style-name="T42_1">with</text:span><text:span text:style-name="T42_2"><text:s/></text:span><text:span text:style-name="T42_3">a</text:span><text:span text:style-name="T42_4"><text:s/></text:span><text:span text:style-name="T42_5">string</text:span><text:span text:style-name="T42_6"><text:s/></text:span><text:span text:style-name="T42_7">msg</text:span><text:span text:style-name="T42_8"><text:s/></text:span><text:span text:style-name="T42_9">connect</text:span><text:span text:style-name="T42_10"><text:s/></text:span><text:span text:style-name="T42_11">it</text:span><text:span text:style-name="T42_12"><text:s/></text:span><text:span text:style-name="T42_13">to</text:span><text:span text:style-name="T42_14"><text:s/></text:span><text:span text:style-name="T42_15">a</text:span><text:span text:style-name="T42_16"><text:s/></text:span><text:span text:style-name="T42_17">mqtt</text:span><text:span text:style-name="T42_18"><text:s/></text:span><text:span text:style-name="T42_19">publisher</text:span><text:span text:style-name="T42_20"><text:s/></text:span><text:span text:style-name="T42_21">module</text:span><text:span text:style-name="T42_22"><text:s/></text:span><text:span text:style-name="T42_23">that</text:span><text:span text:style-name="T42_24"><text:s/></text:span><text:span text:style-name="T42_25">uses</text:span><text:span text:style-name="T42_26"><text:s/></text:span><text:span text:style-name="T42_27">our</text:span><text:span text:style-name="T42_28"><text:s/></text:span><text:span text:style-name="T42_29">mosquitto</text:span><text:span text:style-name="T42_30"><text:s/></text:span><text:span text:style-name="T42_31">localhost</text:span><text:span text:style-name="T42_32"><text:s/>1883<text:s/></text:span><text:span text:style-name="T42_33">and</text:span><text:span text:style-name="T42_34"><text:s/></text:span><text:span text:style-name="T42_35">hit</text:span><text:span text:style-name="T42_36"><text:s/></text:span><text:span text:style-name="T42_37">deploy</text:span><text:span text:style-name="T42_38">.</text:span></text:p>
      <text:p text:style-name="P43"><text:span text:style-name="T43_1">then</text:span><text:span text:style-name="T43_2"><text:s/></text:span><text:span text:style-name="T43_3">each</text:span><text:span text:style-name="T43_4"><text:s/></text:span><text:span text:style-name="T43_5">time</text:span><text:span text:style-name="T43_6"><text:s/></text:span><text:span text:style-name="T43_7">we</text:span><text:span text:style-name="T43_8"><text:s/></text:span><text:span text:style-name="T43_9">click</text:span><text:span text:style-name="T43_10"><text:s/></text:span><text:span text:style-name="T43_11">it</text:span><text:span text:style-name="T43_12"><text:s/></text:span><text:span text:style-name="T43_13">it</text:span><text:span text:style-name="T43_14"><text:s/></text:span><text:span text:style-name="T43_15">send</text:span><text:span text:style-name="T43_16"><text:s/></text:span><text:span text:style-name="T43_17">a</text:span><text:span text:style-name="T43_18"><text:s/></text:span><text:span text:style-name="T43_19">msg</text:span><text:span text:style-name="T43_20"><text:s/></text:span><text:span text:style-name="T43_21">that</text:span><text:span text:style-name="T43_22"><text:s/></text:span><text:span text:style-name="T43_23">the</text:span><text:span text:style-name="T43_24"><text:s/></text:span><text:span text:style-name="T43_25">subscriber</text:span><text:span text:style-name="T43_26"><text:s/></text:span><text:span text:style-name="T43_27">gets</text:span><text:span text:style-name="T43_28">.</text:span></text:p>
      <text:p text:style-name="P44"/>
      <text:p text:style-name="P45"><text:span text:style-name="T45_1">Workspace</text:span><text:span text:style-name="T45_2"><text:s/></text:span><text:span text:style-name="T45_3">is</text:span><text:span text:style-name="T45_4"><text:s/></text:span><text:span text:style-name="T45_5">called</text:span><text:span text:style-name="T45_6"><text:s/></text:span><text:span text:style-name="T45_7">a</text:span><text:span text:style-name="T45_8"><text:s/></text:span><text:span text:style-name="T45_9">flow</text:span><text:span text:style-name="T45_10"><text:s/></text:span><text:span text:style-name="T45_11">it</text:span><text:span text:style-name="T45_12"><text:s/></text:span><text:span text:style-name="T45_13">is</text:span><text:span text:style-name="T45_14"><text:s/></text:span><text:span text:style-name="T45_15">just</text:span><text:span text:style-name="T45_16"><text:s/></text:span><text:span text:style-name="T45_17">a</text:span><text:span text:style-name="T45_18"><text:s/></text:span><text:span text:style-name="T45_19">json</text:span><text:span text:style-name="T45_20"><text:s/></text:span><text:span text:style-name="T45_21">structure</text:span><text:span text:style-name="T45_22">.<text:s/></text:span><text:span text:style-name="T45_23">It</text:span><text:span text:style-name="T45_24"><text:s/></text:span><text:span text:style-name="T45_25">can</text:span><text:span text:style-name="T45_26"><text:s/></text:span><text:span text:style-name="T45_27">be</text:span><text:span text:style-name="T45_28"><text:s/></text:span><text:span text:style-name="T45_29">imported</text:span><text:span text:style-name="T45_30"><text:s/></text:span><text:span text:style-name="T45_31">and</text:span><text:span text:style-name="T45_32"><text:s/></text:span><text:span text:style-name="T45_33">exported</text:span><text:span text:style-name="T45_34">.</text:span></text:p>
      <text:p text:style-name="P46"><text:span text:style-name="T46_1">Library</text:span><text:span text:style-name="T46_2"><text:s/></text:span><text:span text:style-name="T46_3">flows</text:span><text:span text:style-name="T46_4"><text:s/></text:span><text:span text:style-name="T46_5">are</text:span><text:span text:style-name="T46_6"><text:s/></text:span><text:span text:style-name="T46_7">in</text:span><text:span text:style-name="T46_8"><text:s/></text:span><text:span text:style-name="T46_9">the</text:span><text:span text:style-name="T46_10"><text:s/></text:span><text:span text:style-name="T46_11">folder</text:span><text:span text:style-name="T46_12"><text:s/>.</text:span><text:span text:style-name="T46_13">node</text:span><text:span text:style-name="T46_14">-</text:span><text:span text:style-name="T46_15">red</text:span><text:span text:style-name="T46_16">/</text:span><text:span text:style-name="T46_17">lib</text:span><text:span text:style-name="T46_18">/</text:span><text:span text:style-name="T46_19">flows</text:span></text:p>
      <text:p text:style-name="P47"/>
      <text:h text:style-name="P48" text:outline-level="10"><text:bookmark-start text:name="h.w96r21f9kjfx"/><text:bookmark-end text:name="h.w96r21f9kjfx"/><text:span text:style-name="T48_1">OpenHab</text:span></text:h>
      <text:p text:style-name="P49"><text:span text:style-name="T49_1"><text:tab/></text:span><text:span text:style-name="T49_2">install</text:span><text:span text:style-name="T49_3">:</text:span></text:p>
      <text:list text:style-name="LS2" xml:id="list1">
        <text:list-item>
          <text:p text:style-name="P50"><text:span text:style-name="T50_1">sudo</text:span><text:span text:style-name="T50_2"><text:s/></text:span><text:span text:style-name="T50_3">mkdir</text:span><text:span text:style-name="T50_4"><text:s/>/</text:span><text:span text:style-name="T50_5">opt</text:span><text:span text:style-name="T50_6">/</text:span><text:span text:style-name="T50_7">openhab</text:span></text:p>
        </text:list-item>
        <text:list-item>
          <text:p text:style-name="P51"><text:span text:style-name="T51_1">cd</text:span><text:span text:style-name="T51_2"><text:s/>/</text:span><text:span text:style-name="T51_3">opt</text:span><text:span text:style-name="T51_4">/</text:span><text:span text:style-name="T51_5">openhab</text:span></text:p>
        </text:list-item>
        <text:list-item>
          <text:p text:style-name="P52"><text:span text:style-name="T52_1">wget</text:span><text:span text:style-name="T52_2"><text:s/></text:span><text:span text:style-name="T52_3"><text:a xlink:type="simple" xlink:href="https://github.com/openhab/openhab/releases/download/v1.5.1/distribution-1.5.1-runtime.zip"><text:span text:style-name="T52_4">https</text:span></text:a></text:span><text:span text:style-name="T52_5"><text:a xlink:type="simple" xlink:href="https://github.com/openhab/openhab/releases/download/v1.5.1/distribution-1.5.1-runtime.zip"><text:span text:style-name="T52_6">://</text:span></text:a></text:span><text:span text:style-name="T52_7"><text:a xlink:type="simple" xlink:href="https://github.com/openhab/openhab/releases/download/v1.5.1/distribution-1.5.1-runtime.zip"><text:span text:style-name="T52_8">github</text:span></text:a></text:span><text:span text:style-name="T52_9"><text:a xlink:type="simple" xlink:href="https://github.com/openhab/openhab/releases/download/v1.5.1/distribution-1.5.1-runtime.zip"><text:span text:style-name="T52_10">.</text:span></text:a></text:span><text:span text:style-name="T52_11"><text:a xlink:type="simple" xlink:href="https://github.com/openhab/openhab/releases/download/v1.5.1/distribution-1.5.1-runtime.zip"><text:span text:style-name="T52_12">com</text:span></text:a></text:span><text:span text:style-name="T52_13"><text:a xlink:type="simple" xlink:href="https://github.com/openhab/openhab/releases/download/v1.5.1/distribution-1.5.1-runtime.zip"><text:span text:style-name="T52_14">/</text:span></text:a></text:span><text:span text:style-name="T52_15"><text:a xlink:type="simple" xlink:href="https://github.com/openhab/openhab/releases/download/v1.5.1/distribution-1.5.1-runtime.zip"><text:span text:style-name="T52_16">openhab</text:span></text:a></text:span><text:span text:style-name="T52_17"><text:a xlink:type="simple" xlink:href="https://github.com/openhab/openhab/releases/download/v1.5.1/distribution-1.5.1-runtime.zip"><text:span text:style-name="T52_18">/</text:span></text:a></text:span><text:span text:style-name="T52_19"><text:a xlink:type="simple" xlink:href="https://github.com/openhab/openhab/releases/download/v1.5.1/distribution-1.5.1-runtime.zip"><text:span text:style-name="T52_20">openhab</text:span></text:a></text:span><text:span text:style-name="T52_21"><text:a xlink:type="simple" xlink:href="https://github.com/openhab/openhab/releases/download/v1.5.1/distribution-1.5.1-runtime.zip"><text:span text:style-name="T52_22">/</text:span></text:a></text:span><text:span text:style-name="T52_23"><text:a xlink:type="simple" xlink:href="https://github.com/openhab/openhab/releases/download/v1.5.1/distribution-1.5.1-runtime.zip"><text:span text:style-name="T52_24">releases</text:span></text:a></text:span><text:span text:style-name="T52_25"><text:a xlink:type="simple" xlink:href="https://github.com/openhab/openhab/releases/download/v1.5.1/distribution-1.5.1-runtime.zip"><text:span text:style-name="T52_26">/</text:span></text:a></text:span><text:span text:style-name="T52_27"><text:a xlink:type="simple" xlink:href="https://github.com/openhab/openhab/releases/download/v1.5.1/distribution-1.5.1-runtime.zip"><text:span text:style-name="T52_28">download</text:span></text:a></text:span><text:span text:style-name="T52_29"><text:a xlink:type="simple" xlink:href="https://github.com/openhab/openhab/releases/download/v1.5.1/distribution-1.5.1-runtime.zip"><text:span text:style-name="T52_30">/</text:span></text:a></text:span><text:span text:style-name="T52_31"><text:a xlink:type="simple" xlink:href="https://github.com/openhab/openhab/releases/download/v1.5.1/distribution-1.5.1-runtime.zip"><text:span text:style-name="T52_32">v</text:span></text:a></text:span><text:span text:style-name="T52_33"><text:a xlink:type="simple" xlink:href="https://github.com/openhab/openhab/releases/download/v1.5.1/distribution-1.5.1-runtime.zip"><text:span text:style-name="T52_34">1.5.1/</text:span></text:a></text:span><text:span text:style-name="T52_35"><text:a xlink:type="simple" xlink:href="https://github.com/openhab/openhab/releases/download/v1.5.1/distribution-1.5.1-runtime.zip"><text:span text:style-name="T52_36">distribution</text:span></text:a></text:span><text:span text:style-name="T52_37"><text:a xlink:type="simple" xlink:href="https://github.com/openhab/openhab/releases/download/v1.5.1/distribution-1.5.1-runtime.zip"><text:span text:style-name="T52_38">-1.5.1-</text:span></text:a></text:span><text:span text:style-name="T52_39"><text:a xlink:type="simple" xlink:href="https://github.com/openhab/openhab/releases/download/v1.5.1/distribution-1.5.1-runtime.zip"><text:span text:style-name="T52_40">runtime</text:span></text:a></text:span><text:span text:style-name="T52_41"><text:a xlink:type="simple" xlink:href="https://github.com/openhab/openhab/releases/download/v1.5.1/distribution-1.5.1-runtime.zip"><text:span text:style-name="T52_42">.</text:span></text:a></text:span><text:span text:style-name="T52_43"><text:a xlink:type="simple" xlink:href="https://github.com/openhab/openhab/releases/download/v1.5.1/distribution-1.5.1-runtime.zip"><text:span text:style-name="T52_44">zip</text:span></text:a></text:span></text:p>
        </text:list-item>
        <text:list-item>
          <text:p text:style-name="P53"><text:span text:style-name="T53_1">cd</text:span><text:span text:style-name="T53_2"><text:s/>/</text:span><text:span text:style-name="T53_3">opt</text:span><text:span text:style-name="T53_4">/</text:span><text:span text:style-name="T53_5">openhab</text:span></text:p>
        </text:list-item>
        <text:list-item>
          <text:p text:style-name="P54"><text:span text:style-name="T54_1">unzip</text:span><text:span text:style-name="T54_2"><text:s/></text:span><text:span text:style-name="T54_3">distribution</text:span><text:span text:style-name="T54_4">-1.5.1-</text:span><text:span text:style-name="T54_5">runtime</text:span><text:span text:style-name="T54_6">.</text:span><text:span text:style-name="T54_7">zip</text:span></text:p>
        </text:list-item>
        <text:list-item>
          <text:p text:style-name="P55"><text:span text:style-name="T55_1">rm</text:span><text:span text:style-name="T55_2"><text:s/></text:span><text:span text:style-name="T55_3">distribution</text:span><text:span text:style-name="T55_4">-1.5.1-</text:span><text:span text:style-name="T55_5">runtime</text:span><text:span text:style-name="T55_6">.</text:span><text:span text:style-name="T55_7">zip</text:span></text:p>
        </text:list-item>
        <text:list-item>
          <text:p text:style-name="P56"><text:span text:style-name="T56_1">cd</text:span><text:span text:style-name="T56_2"><text:s/></text:span><text:span text:style-name="T56_3">addons</text:span><text:span text:style-name="T56_4">/</text:span></text:p>
        </text:list-item>
        <text:list-item>
          <text:p text:style-name="P57"><text:span text:style-name="T57_1">wget</text:span><text:span text:style-name="T57_2"><text:s/></text:span><text:span text:style-name="T57_3"><text:a xlink:type="simple" xlink:href="https://github.com/openhab/openhab/releases/download/v1.5.1/distribution-1.5.1-addons.zip"><text:span text:style-name="T57_4">https</text:span></text:a></text:span><text:span text:style-name="T57_5"><text:a xlink:type="simple" xlink:href="https://github.com/openhab/openhab/releases/download/v1.5.1/distribution-1.5.1-addons.zip"><text:span text:style-name="T57_6">://</text:span></text:a></text:span><text:span text:style-name="T57_7"><text:a xlink:type="simple" xlink:href="https://github.com/openhab/openhab/releases/download/v1.5.1/distribution-1.5.1-addons.zip"><text:span text:style-name="T57_8">github</text:span></text:a></text:span><text:span text:style-name="T57_9"><text:a xlink:type="simple" xlink:href="https://github.com/openhab/openhab/releases/download/v1.5.1/distribution-1.5.1-addons.zip"><text:span text:style-name="T57_10">.</text:span></text:a></text:span><text:span text:style-name="T57_11"><text:a xlink:type="simple" xlink:href="https://github.com/openhab/openhab/releases/download/v1.5.1/distribution-1.5.1-addons.zip"><text:span text:style-name="T57_12">com</text:span></text:a></text:span><text:span text:style-name="T57_13"><text:a xlink:type="simple" xlink:href="https://github.com/openhab/openhab/releases/download/v1.5.1/distribution-1.5.1-addons.zip"><text:span text:style-name="T57_14">/</text:span></text:a></text:span><text:span text:style-name="T57_15"><text:a xlink:type="simple" xlink:href="https://github.com/openhab/openhab/releases/download/v1.5.1/distribution-1.5.1-addons.zip"><text:span text:style-name="T57_16">openhab</text:span></text:a></text:span><text:span text:style-name="T57_17"><text:a xlink:type="simple" xlink:href="https://github.com/openhab/openhab/releases/download/v1.5.1/distribution-1.5.1-addons.zip"><text:span text:style-name="T57_18">/</text:span></text:a></text:span><text:span text:style-name="T57_19"><text:a xlink:type="simple" xlink:href="https://github.com/openhab/openhab/releases/download/v1.5.1/distribution-1.5.1-addons.zip"><text:span text:style-name="T57_20">openhab</text:span></text:a></text:span><text:span text:style-name="T57_21"><text:a xlink:type="simple" xlink:href="https://github.com/openhab/openhab/releases/download/v1.5.1/distribution-1.5.1-addons.zip"><text:span text:style-name="T57_22">/</text:span></text:a></text:span><text:span text:style-name="T57_23"><text:a xlink:type="simple" xlink:href="https://github.com/openhab/openhab/releases/download/v1.5.1/distribution-1.5.1-addons.zip"><text:span text:style-name="T57_24">releases</text:span></text:a></text:span><text:span text:style-name="T57_25"><text:a xlink:type="simple" xlink:href="https://github.com/openhab/openhab/releases/download/v1.5.1/distribution-1.5.1-addons.zip"><text:span text:style-name="T57_26">/</text:span></text:a></text:span><text:span text:style-name="T57_27"><text:a xlink:type="simple" xlink:href="https://github.com/openhab/openhab/releases/download/v1.5.1/distribution-1.5.1-addons.zip"><text:span text:style-name="T57_28">download</text:span></text:a></text:span><text:span text:style-name="T57_29"><text:a xlink:type="simple" xlink:href="https://github.com/openhab/openhab/releases/download/v1.5.1/distribution-1.5.1-addons.zip"><text:span text:style-name="T57_30">/</text:span></text:a></text:span><text:span text:style-name="T57_31"><text:a xlink:type="simple" xlink:href="https://github.com/openhab/openhab/releases/download/v1.5.1/distribution-1.5.1-addons.zip"><text:span text:style-name="T57_32">v</text:span></text:a></text:span><text:span text:style-name="T57_33"><text:a xlink:type="simple" xlink:href="https://github.com/openhab/openhab/releases/download/v1.5.1/distribution-1.5.1-addons.zip"><text:span text:style-name="T57_34">1.5.1/</text:span></text:a></text:span><text:span text:style-name="T57_35"><text:a xlink:type="simple" xlink:href="https://github.com/openhab/openhab/releases/download/v1.5.1/distribution-1.5.1-addons.zip"><text:span text:style-name="T57_36">distribution</text:span></text:a></text:span><text:span text:style-name="T57_37"><text:a xlink:type="simple" xlink:href="https://github.com/openhab/openhab/releases/download/v1.5.1/distribution-1.5.1-addons.zip"><text:span text:style-name="T57_38">-1.5.1-</text:span></text:a></text:span><text:span text:style-name="T57_39"><text:a xlink:type="simple" xlink:href="https://github.com/openhab/openhab/releases/download/v1.5.1/distribution-1.5.1-addons.zip"><text:span text:style-name="T57_40">addons</text:span></text:a></text:span><text:span text:style-name="T57_41"><text:a xlink:type="simple" xlink:href="https://github.com/openhab/openhab/releases/download/v1.5.1/distribution-1.5.1-addons.zip"><text:span text:style-name="T57_42">.</text:span></text:a></text:span><text:span text:style-name="T57_43"><text:a xlink:type="simple" xlink:href="https://github.com/openhab/openhab/releases/download/v1.5.1/distribution-1.5.1-addons.zip"><text:span text:style-name="T57_44">zip</text:span></text:a></text:span></text:p>
        </text:list-item>
        <text:list-item>
          <text:p text:style-name="P58"><text:span text:style-name="T58_1">sudo</text:span><text:span text:style-name="T58_2"><text:s/></text:span><text:span text:style-name="T58_3">unzip</text:span><text:span text:style-name="T58_4"><text:s/></text:span><text:span text:style-name="T58_5">distribution</text:span><text:span text:style-name="T58_6">-1.5.1-</text:span><text:span text:style-name="T58_7">addons</text:span><text:span text:style-name="T58_8">.</text:span><text:span text:style-name="T58_9">zip</text:span></text:p>
        </text:list-item>
        <text:list-item>
          <text:p text:style-name="P59"><text:span text:style-name="T59_1">rm</text:span><text:span text:style-name="T59_2"><text:s/></text:span><text:span text:style-name="T59_3">distribution</text:span><text:span text:style-name="T59_4">-1.5.1-</text:span><text:span text:style-name="T59_5">addons</text:span><text:span text:style-name="T59_6">.</text:span><text:span text:style-name="T59_7">zip</text:span></text:p>
        </text:list-item>
        <text:list-item>
          <text:p text:style-name="P60"><text:span text:style-name="T60_1">cd</text:span><text:span text:style-name="T60_2"><text:s/>..</text:span></text:p>
        </text:list-item>
        <text:list-item>
          <text:p text:style-name="P61"><text:span text:style-name="T61_1">sudo</text:span><text:span text:style-name="T61_2"><text:s/></text:span><text:span text:style-name="T61_3">cp</text:span><text:span text:style-name="T61_4"><text:s/></text:span><text:span text:style-name="T61_5">configurations</text:span><text:span text:style-name="T61_6">/</text:span><text:span text:style-name="T61_7">openhab</text:span><text:span text:style-name="T61_8">_</text:span><text:span text:style-name="T61_9">default</text:span><text:span text:style-name="T61_10">.</text:span><text:span text:style-name="T61_11">cfg</text:span><text:span text:style-name="T61_12"><text:s/></text:span><text:span text:style-name="T61_13">configurations</text:span><text:span text:style-name="T61_14">/</text:span><text:span text:style-name="T61_15">openhab</text:span><text:span text:style-name="T61_16">.</text:span><text:span text:style-name="T61_17">cfg</text:span></text:p>
        </text:list-item>
        <text:list-item>
          <text:p text:style-name="P62"><text:span text:style-name="T62_1">wget</text:span><text:span text:style-name="T62_2"><text:s/></text:span><text:span text:style-name="T62_3">https</text:span><text:span text:style-name="T62_4">://</text:span><text:span text:style-name="T62_5">github</text:span><text:span text:style-name="T62_6">.</text:span><text:span text:style-name="T62_7">com</text:span><text:span text:style-name="T62_8">/</text:span><text:span text:style-name="T62_9">openhab</text:span><text:span text:style-name="T62_10">/</text:span><text:span text:style-name="T62_11">openhab</text:span><text:span text:style-name="T62_12">/</text:span><text:span text:style-name="T62_13">releases</text:span><text:span text:style-name="T62_14">/</text:span><text:span text:style-name="T62_15">download</text:span><text:span text:style-name="T62_16">/</text:span><text:span text:style-name="T62_17">v</text:span><text:span text:style-name="T62_18">1.5.1/</text:span><text:span text:style-name="T62_19">distribution</text:span><text:span text:style-name="T62_20">-1.5.1-</text:span><text:span text:style-name="T62_21">demo</text:span><text:span text:style-name="T62_22">-</text:span><text:span text:style-name="T62_23">configuration</text:span><text:span text:style-name="T62_24">.</text:span><text:span text:style-name="T62_25">zip</text:span></text:p>
        </text:list-item>
        <text:list-item>
          <text:p text:style-name="P63"><text:span text:style-name="T63_1">sudo</text:span><text:span text:style-name="T63_2"><text:s/></text:span><text:span text:style-name="T63_3">unzip</text:span><text:span text:style-name="T63_4"><text:s/></text:span><text:span text:style-name="T63_5">distribution</text:span><text:span text:style-name="T63_6">-1.5.1-</text:span><text:span text:style-name="T63_7">demo</text:span><text:span text:style-name="T63_8">-</text:span><text:span text:style-name="T63_9">configuration</text:span><text:span text:style-name="T63_10">.</text:span><text:span text:style-name="T63_11">zip</text:span></text:p>
        </text:list-item>
        <text:list-item>
          <text:p text:style-name="P64"><text:span text:style-name="T64_1">rm</text:span><text:span text:style-name="T64_2"><text:s/></text:span><text:span text:style-name="T64_3">distribution</text:span><text:span text:style-name="T64_4">-1.5.1-</text:span><text:span text:style-name="T64_5">demo</text:span><text:span text:style-name="T64_6">-</text:span><text:span text:style-name="T64_7">configuration</text:span><text:span text:style-name="T64_8">.</text:span><text:span text:style-name="T64_9">zip</text:span></text:p>
        </text:list-item>
        <text:list-item>
          <text:p text:style-name="P65"><text:span text:style-name="T65_1">sudo</text:span><text:span text:style-name="T65_2"><text:s/></text:span><text:span text:style-name="T65_3">chmod</text:span><text:span text:style-name="T65_4"><text:s/>+</text:span><text:span text:style-name="T65_5">x</text:span><text:span text:style-name="T65_6"><text:s/></text:span><text:span text:style-name="T65_7">start</text:span><text:span text:style-name="T65_8">.</text:span><text:span text:style-name="T65_9">sh</text:span></text:p>
        </text:list-item>
        <text:list-item>
          <text:p text:style-name="P66"><text:span text:style-name="T66_1">sudo</text:span><text:span text:style-name="T66_2"><text:s/>./</text:span><text:span text:style-name="T66_3">start</text:span><text:span text:style-name="T66_4">.</text:span><text:span text:style-name="T66_5">sh</text:span></text:p>
        </text:list-item>
        <text:list-item>
          <text:p text:style-name="P67"><text:span text:style-name="T67_1">http</text:span><text:span text:style-name="T67_2">://192.168.</text:span><text:span text:style-name="T67_3">X</text:span><text:span text:style-name="T67_4">.</text:span><text:span text:style-name="T67_5">XXX</text:span><text:span text:style-name="T67_6">:8080/</text:span><text:span text:style-name="T67_7">openhab</text:span><text:span text:style-name="T67_8">.</text:span><text:span text:style-name="T67_9">app</text:span><text:span text:style-name="T67_10">?</text:span><text:span text:style-name="T67_11">sitemap</text:span><text:span text:style-name="T67_12">=</text:span><text:span text:style-name="T67_13">demo</text:span></text:p>
        </text:list-item>
      </text:list>
      <text:p text:style-name="P68"><text:span text:style-name="T68_1">http</text:span><text:span text:style-name="T68_2">://</text:span><text:span text:style-name="T68_3">www</text:span><text:span text:style-name="T68_4">.</text:span><text:span text:style-name="T68_5">instructables</text:span><text:span text:style-name="T68_6">.</text:span><text:span text:style-name="T68_7">com</text:span><text:span text:style-name="T68_8">/</text:span><text:span text:style-name="T68_9">id</text:span><text:span text:style-name="T68_10">/</text:span><text:span text:style-name="T68_11">OpenHAB</text:span><text:span text:style-name="T68_12">-</text:span><text:span text:style-name="T68_13">on</text:span><text:span text:style-name="T68_14">-</text:span><text:span text:style-name="T68_15">Raspberry</text:span><text:span text:style-name="T68_16">-</text:span><text:span text:style-name="T68_17">Pi</text:span><text:span text:style-name="T68_18">/</text:span></text:p>
      <text:h text:style-name="P69" text:outline-level="10"><text:bookmark-start text:name="h.jzqnru9fb4n2"/><text:bookmark-end text:name="h.jzqnru9fb4n2"/><text:span text:style-name="T69_1">influxDB</text:span></text:h>
      <text:p text:style-name="P70"><text:span text:style-name="T70_1"><text:a xlink:type="simple" xlink:href="http://www.regexr.com/"><text:span text:style-name="T70_2">http</text:span></text:a></text:span><text:span text:style-name="T70_3"><text:a xlink:type="simple" xlink:href="http://www.regexr.com/"><text:span text:style-name="T70_4">://</text:span></text:a></text:span><text:span text:style-name="T70_5"><text:a xlink:type="simple" xlink:href="http://www.regexr.com/"><text:span text:style-name="T70_6">www</text:span></text:a></text:span><text:span text:style-name="T70_7"><text:a xlink:type="simple" xlink:href="http://www.regexr.com/"><text:span text:style-name="T70_8">.</text:span></text:a></text:span><text:span text:style-name="T70_9"><text:a xlink:type="simple" xlink:href="http://www.regexr.com/"><text:span text:style-name="T70_10">regexr</text:span></text:a></text:span><text:span text:style-name="T70_11"><text:a xlink:type="simple" xlink:href="http://www.regexr.com/"><text:span text:style-name="T70_12">.</text:span></text:a></text:span><text:span text:style-name="T70_13"><text:a xlink:type="simple" xlink:href="http://www.regexr.com/"><text:span text:style-name="T70_14">com</text:span></text:a></text:span><text:span text:style-name="T70_15"><text:a xlink:type="simple" xlink:href="http://www.regexr.com/"><text:span text:style-name="T70_16">/</text:span></text:a></text:span><text:span text:style-name="T70_17"><text:s text:c="3"/></text:span><text:span text:style-name="T70_18">for</text:span><text:span text:style-name="T70_19"><text:s/></text:span><text:span text:style-name="T70_20">how</text:span><text:span text:style-name="T70_21"><text:s/></text:span><text:span text:style-name="T70_22">to</text:span><text:span text:style-name="T70_23"><text:s/></text:span><text:span text:style-name="T70_24">do</text:span><text:span text:style-name="T70_25"><text:s/></text:span><text:span text:style-name="T70_26">regx</text:span></text:p>
      <text:p text:style-name="P71"><text:span text:style-name="T71_1">select</text:span><text:span text:style-name="T71_2"><text:s/>*<text:s/></text:span><text:span text:style-name="T71_3">from</text:span><text:span text:style-name="T71_4"><text:s/></text:span><text:span text:style-name="T71_5">sensordata</text:span><text:span text:style-name="T71_6"><text:s/></text:span><text:span text:style-name="T71_7">where</text:span><text:span text:style-name="T71_8"><text:s/></text:span><text:span text:style-name="T71_9">topic</text:span><text:span text:style-name="T71_10"><text:s/>=~<text:s/>/.*</text:span><text:span text:style-name="T71_11">TempC</text:span><text:span text:style-name="T71_12">*/<text:s text:c="7"/></text:span><text:span text:style-name="T71_13">basic</text:span><text:span text:style-name="T71_14"><text:s/></text:span><text:span text:style-name="T71_15">query</text:span></text:p>
      <text:p text:style-name="P72"><text:span text:style-name="T72_1">password</text:span><text:span text:style-name="T72_2"><text:s/></text:span><text:span text:style-name="T72_3">root</text:span><text:span text:style-name="T72_4">/</text:span><text:span text:style-name="T72_5">root</text:span></text:p>
      <text:p text:style-name="P73"><text:span text:style-name="T73_1">url</text:span><text:span text:style-name="T73_2">:<text:s/>"</text:span><text:span text:style-name="T73_3">http</text:span><text:span text:style-name="T73_4">://</text:span><text:span text:style-name="T73_5">localhost</text:span><text:span text:style-name="T73_6">:8086/</text:span><text:span text:style-name="T73_7">db</text:span><text:span text:style-name="T73_8">/</text:span><text:span text:style-name="T73_9">mydb</text:span><text:span text:style-name="T73_10">",</text:span></text:p>
      <text:p text:style-name="P74"><text:span text:style-name="T74_1">web</text:span><text:span text:style-name="T74_2"><text:s/></text:span><text:span text:style-name="T74_3">ui</text:span><text:span text:style-name="T74_4"><text:s/></text:span><text:span text:style-name="T74_5">http</text:span><text:span text:style-name="T74_6">://</text:span><text:span text:style-name="T74_7">localhost</text:span><text:span text:style-name="T74_8">:8083/</text:span></text:p>
      <text:p text:style-name="P75"/>
      <text:h text:style-name="P76" text:outline-level="10"><text:bookmark-start text:name="h.6qcqvjy4rpvm"/><text:bookmark-end text:name="h.6qcqvjy4rpvm"/><text:span text:style-name="T76_1">Grafana</text:span></text:h>
      <text:p text:style-name="P77"/>
      <text:p text:style-name="P78"><text:span text:style-name="T78_1">graph</text:span><text:span text:style-name="T78_2"><text:s/></text:span><text:span text:style-name="T78_3">sensor</text:span><text:span text:style-name="T78_4"><text:s/></text:span><text:span text:style-name="T78_5">data</text:span><text:span text:style-name="T78_6"><text:s/></text:span><text:span text:style-name="T78_7">created</text:span></text:p>
      <text:p text:style-name="P79"><text:span text:style-name="T79_1">create</text:span><text:span text:style-name="T79_2"><text:s/></text:span><text:span text:style-name="T79_3">the</text:span><text:span text:style-name="T79_4"><text:s/></text:span><text:span text:style-name="T79_5">below</text:span><text:span text:style-name="T79_6"><text:s/></text:span><text:span text:style-name="T79_7">script</text:span></text:p>
      <text:p text:style-name="P80"><text:span text:style-name="T80_1">======================================</text:span></text:p>
      <text:p text:style-name="P81"><text:span text:style-name="T81_1">var</text:span><text:span text:style-name="T81_2"><text:s/></text:span><text:span text:style-name="T81_3">connect</text:span><text:span text:style-name="T81_4"><text:s/>=<text:s/></text:span><text:span text:style-name="T81_5">require</text:span><text:span text:style-name="T81_6">('</text:span><text:span text:style-name="T81_7">connect</text:span><text:span text:style-name="T81_8">')<text:line-break/></text:span><text:span text:style-name="T81_9">var</text:span><text:span text:style-name="T81_10"><text:s/></text:span><text:span text:style-name="T81_11">serveStatic</text:span><text:span text:style-name="T81_12"><text:s/>=<text:s/></text:span><text:span text:style-name="T81_13">require</text:span><text:span text:style-name="T81_14">('</text:span><text:span text:style-name="T81_15">serve</text:span><text:span text:style-name="T81_16">-</text:span><text:span text:style-name="T81_17">static</text:span><text:span text:style-name="T81_18">')<text:line-break/><text:line-break/></text:span><text:span text:style-name="T81_19">var</text:span><text:span text:style-name="T81_20"><text:s/></text:span><text:span text:style-name="T81_21">app</text:span><text:span text:style-name="T81_22"><text:s/>=<text:s/></text:span><text:span text:style-name="T81_23">connect</text:span><text:span text:style-name="T81_24">()<text:line-break/><text:line-break/></text:span><text:span text:style-name="T81_25">app</text:span><text:span text:style-name="T81_26">.</text:span><text:span text:style-name="T81_27">use</text:span><text:span text:style-name="T81_28">(</text:span><text:span text:style-name="T81_29">serveStatic</text:span><text:span text:style-name="T81_30">('.',<text:s/>{'</text:span><text:span text:style-name="T81_31">index</text:span><text:span text:style-name="T81_32">':<text:s/>['</text:span><text:span text:style-name="T81_33">index</text:span><text:span text:style-name="T81_34">.</text:span><text:span text:style-name="T81_35">html</text:span><text:span text:style-name="T81_36">',<text:s/>'</text:span><text:span text:style-name="T81_37">index</text:span><text:span text:style-name="T81_38">.</text:span><text:span text:style-name="T81_39">htm</text:span><text:span text:style-name="T81_40">']}))<text:line-break/></text:span><text:span text:style-name="T81_41">app</text:span><text:span text:style-name="T81_42">.</text:span><text:span text:style-name="T81_43">listen</text:span><text:span text:style-name="T81_44">(8080)<text:line-break/></text:span><text:span text:style-name="T81_45">console</text:span><text:span text:style-name="T81_46">.</text:span><text:span text:style-name="T81_47">log</text:span><text:span text:style-name="T81_48">('</text:span><text:span text:style-name="T81_49">Serving</text:span><text:span text:style-name="T81_50"><text:s/></text:span><text:span text:style-name="T81_51">Grafana</text:span><text:span text:style-name="T81_52"><text:s/></text:span><text:span text:style-name="T81_53">Dashboard</text:span><text:span text:style-name="T81_54"><text:s/></text:span><text:span text:style-name="T81_55">on</text:span><text:span text:style-name="T81_56"><text:s/></text:span><text:span text:style-name="T81_57">http</text:span><text:span text:style-name="T81_58">://</text:span><text:span text:style-name="T81_59">localhost</text:span><text:span text:style-name="T81_60">:8080');<text:line-break/>===================================================</text:span></text:p>
      <text:p text:style-name="P82"><text:span text:style-name="T82_1">then</text:span><text:span text:style-name="T82_2"><text:s/></text:span><text:span text:style-name="T82_3">run</text:span><text:span text:style-name="T82_4"><text:s/></text:span><text:span text:style-name="T82_5">it</text:span><text:span text:style-name="T82_6"><text:s/></text:span><text:span text:style-name="T82_7">with</text:span><text:span text:style-name="T82_8"><text:s/></text:span><text:span text:style-name="T82_9">this</text:span><text:span text:style-name="T82_10"><text:s/></text:span><text:span text:style-name="T82_11">command</text:span><text:span text:style-name="T82_12">:</text:span></text:p>
      <text:p text:style-name="P83"><text:span text:style-name="T83_1">npm</text:span><text:span text:style-name="T83_2"><text:s/></text:span><text:span text:style-name="T83_3">install</text:span><text:span text:style-name="T83_4"><text:s/></text:span><text:span text:style-name="T83_5">connect</text:span><text:span text:style-name="T83_6"><text:s/></text:span><text:span text:style-name="T83_7">serve</text:span><text:span text:style-name="T83_8">-</text:span><text:span text:style-name="T83_9">static</text:span><text:span text:style-name="T83_10"><text:line-break/></text:span><text:span text:style-name="T83_11">node</text:span><text:span text:style-name="T83_12"><text:s/></text:span><text:span text:style-name="T83_13">serveGrafana</text:span><text:span text:style-name="T83_14">.</text:span><text:span text:style-name="T83_15">js</text:span></text:p>
      <text:p text:style-name="P84"/>
      <text:p text:style-name="P85"><text:span text:style-name="T85_1">(</text:span><text:span text:style-name="T85_2">sudo</text:span><text:span text:style-name="T85_3"><text:s/></text:span><text:span text:style-name="T85_4">find</text:span><text:span text:style-name="T85_5"><text:s/>/<text:s/>-</text:span><text:span text:style-name="T85_6">name</text:span><text:span text:style-name="T85_7"><text:s/></text:span><text:span text:style-name="T85_8">serveGrafana</text:span><text:span text:style-name="T85_9">.</text:span><text:span text:style-name="T85_10">js</text:span><text:span text:style-name="T85_11"><text:s/>-</text:span><text:span text:style-name="T85_12">print</text:span><text:span text:style-name="T85_13">)</text:span></text:p>
      <text:p text:style-name="P86"/>
      <text:p text:style-name="P87"><text:span text:style-name="T87_1"><text:line-break/></text:span></text:p>
      <text:p text:style-name="P88"/>
      <text:p text:style-name="P89"><text:span text:style-name="T89_1">datasources</text:span><text:span text:style-name="T89_2">:<text:s/>{</text:span></text:p>
      <text:p text:style-name="P90"><text:span text:style-name="T90_1"><text:s text:c="4"/><text:tab/></text:span><text:span text:style-name="T90_2">influxdb</text:span><text:span text:style-name="T90_3">:<text:s/>{</text:span></text:p>
      <text:p text:style-name="P91"><text:span text:style-name="T91_1"><text:s text:c="6"/><text:tab/></text:span><text:span text:style-name="T91_2">type</text:span><text:span text:style-name="T91_3">:<text:s/>'</text:span><text:span text:style-name="T91_4">influxdb</text:span><text:span text:style-name="T91_5">',</text:span></text:p>
      <text:p text:style-name="P92"><text:span text:style-name="T92_1"><text:s text:c="6"/><text:tab/></text:span><text:span text:style-name="T92_2">url</text:span><text:span text:style-name="T92_3">:<text:s/>"</text:span><text:span text:style-name="T92_4">http</text:span><text:span text:style-name="T92_5">://</text:span><text:span text:style-name="T92_6">localhost</text:span><text:span text:style-name="T92_7">:8086/</text:span><text:span text:style-name="T92_8">db</text:span><text:span text:style-name="T92_9">/</text:span><text:span text:style-name="T92_10">mydb</text:span><text:span text:style-name="T92_11">",</text:span></text:p>
      <text:p text:style-name="P93"><text:span text:style-name="T93_1"><text:s text:c="6"/><text:tab/></text:span><text:span text:style-name="T93_2">username</text:span><text:span text:style-name="T93_3">:<text:s/>'</text:span><text:span text:style-name="T93_4">root</text:span><text:span text:style-name="T93_5">',</text:span></text:p>
      <text:p text:style-name="P94"><text:span text:style-name="T94_1"><text:s text:c="6"/><text:tab/></text:span><text:span text:style-name="T94_2">password</text:span><text:span text:style-name="T94_3">:<text:s/>'</text:span><text:span text:style-name="T94_4">root</text:span><text:span text:style-name="T94_5">',</text:span></text:p>
      <text:p text:style-name="P95"><text:span text:style-name="T95_1"><text:s text:c="4"/><text:tab/>},</text:span></text:p>
      <text:p text:style-name="P96"><text:span text:style-name="T96_1"><text:s text:c="4"/><text:tab/></text:span><text:span text:style-name="T96_2">grafana</text:span><text:span text:style-name="T96_3">:<text:s/>{</text:span></text:p>
      <text:p text:style-name="P97"><text:span text:style-name="T97_1"><text:s text:c="6"/><text:tab/></text:span><text:span text:style-name="T97_2">type</text:span><text:span text:style-name="T97_3">:<text:s/>'</text:span><text:span text:style-name="T97_4">influxdb</text:span><text:span text:style-name="T97_5">',</text:span></text:p>
      <text:p text:style-name="P98"><text:span text:style-name="T98_1"><text:s text:c="6"/><text:tab/></text:span><text:span text:style-name="T98_2">url</text:span><text:span text:style-name="T98_3">:<text:s/>"</text:span><text:span text:style-name="T98_4">http</text:span><text:span text:style-name="T98_5">://</text:span><text:span text:style-name="T98_6">localhost</text:span><text:span text:style-name="T98_7">:8086/</text:span><text:span text:style-name="T98_8">db</text:span><text:span text:style-name="T98_9">/</text:span><text:span text:style-name="T98_10">grafana</text:span><text:span text:style-name="T98_11">",</text:span></text:p>
      <text:p text:style-name="P99"><text:span text:style-name="T99_1"><text:s text:c="6"/><text:tab/></text:span><text:span text:style-name="T99_2">username</text:span><text:span text:style-name="T99_3">:<text:s/>'</text:span><text:span text:style-name="T99_4">root</text:span><text:span text:style-name="T99_5">',</text:span></text:p>
      <text:p text:style-name="P100"><text:span text:style-name="T100_1"><text:s text:c="6"/><text:tab/></text:span><text:span text:style-name="T100_2">password</text:span><text:span text:style-name="T100_3">:<text:s/>'</text:span><text:span text:style-name="T100_4">root</text:span><text:span text:style-name="T100_5">',</text:span></text:p>
      <text:p text:style-name="P101"><text:span text:style-name="T101_1"><text:s text:c="6"/><text:tab/></text:span><text:span text:style-name="T101_2">grafanaDB</text:span><text:span text:style-name="T101_3">:<text:s/></text:span><text:span text:style-name="T101_4">true</text:span></text:p>
      <text:p text:style-name="P102"><text:span text:style-name="T102_1"><text:s text:c="4"/><text:tab/>},</text:span></text:p>
      <text:p text:style-name="P103"><text:span text:style-name="T103_1"><text:s text:c="2"/><text:tab/>},</text:span></text:p>
      <text:h text:style-name="P104" text:outline-level="10"><text:bookmark-start text:name="h.llcfsh8o20nl"/><text:bookmark-end text:name="h.llcfsh8o20nl"/><text:span text:style-name="T104_1">Galileo</text:span></text:h>
      <text:p text:style-name="P105"><text:span text:style-name="T105_1"><text:a xlink:type="simple" xlink:href="http://www.intel.com/support/galileo/sb/CS-035101.htm"><text:span text:style-name="T105_2">http</text:span></text:a></text:span><text:span text:style-name="T105_3"><text:a xlink:type="simple" xlink:href="http://www.intel.com/support/galileo/sb/CS-035101.htm"><text:span text:style-name="T105_4">://</text:span></text:a></text:span><text:span text:style-name="T105_5"><text:a xlink:type="simple" xlink:href="http://www.intel.com/support/galileo/sb/CS-035101.htm"><text:span text:style-name="T105_6">www</text:span></text:a></text:span><text:span text:style-name="T105_7"><text:a xlink:type="simple" xlink:href="http://www.intel.com/support/galileo/sb/CS-035101.htm"><text:span text:style-name="T105_8">.</text:span></text:a></text:span><text:span text:style-name="T105_9"><text:a xlink:type="simple" xlink:href="http://www.intel.com/support/galileo/sb/CS-035101.htm"><text:span text:style-name="T105_10">intel</text:span></text:a></text:span><text:span text:style-name="T105_11"><text:a xlink:type="simple" xlink:href="http://www.intel.com/support/galileo/sb/CS-035101.htm"><text:span text:style-name="T105_12">.</text:span></text:a></text:span><text:span text:style-name="T105_13"><text:a xlink:type="simple" xlink:href="http://www.intel.com/support/galileo/sb/CS-035101.htm"><text:span text:style-name="T105_14">com</text:span></text:a></text:span><text:span text:style-name="T105_15"><text:a xlink:type="simple" xlink:href="http://www.intel.com/support/galileo/sb/CS-035101.htm"><text:span text:style-name="T105_16">/</text:span></text:a></text:span><text:span text:style-name="T105_17"><text:a xlink:type="simple" xlink:href="http://www.intel.com/support/galileo/sb/CS-035101.htm"><text:span text:style-name="T105_18">support</text:span></text:a></text:span><text:span text:style-name="T105_19"><text:a xlink:type="simple" xlink:href="http://www.intel.com/support/galileo/sb/CS-035101.htm"><text:span text:style-name="T105_20">/</text:span></text:a></text:span><text:span text:style-name="T105_21"><text:a xlink:type="simple" xlink:href="http://www.intel.com/support/galileo/sb/CS-035101.htm"><text:span text:style-name="T105_22">galileo</text:span></text:a></text:span><text:span text:style-name="T105_23"><text:a xlink:type="simple" xlink:href="http://www.intel.com/support/galileo/sb/CS-035101.htm"><text:span text:style-name="T105_24">/</text:span></text:a></text:span><text:span text:style-name="T105_25"><text:a xlink:type="simple" xlink:href="http://www.intel.com/support/galileo/sb/CS-035101.htm"><text:span text:style-name="T105_26">sb</text:span></text:a></text:span><text:span text:style-name="T105_27"><text:a xlink:type="simple" xlink:href="http://www.intel.com/support/galileo/sb/CS-035101.htm"><text:span text:style-name="T105_28">/</text:span></text:a></text:span><text:span text:style-name="T105_29"><text:a xlink:type="simple" xlink:href="http://www.intel.com/support/galileo/sb/CS-035101.htm"><text:span text:style-name="T105_30">CS</text:span></text:a></text:span><text:span text:style-name="T105_31"><text:a xlink:type="simple" xlink:href="http://www.intel.com/support/galileo/sb/CS-035101.htm"><text:span text:style-name="T105_32">-035101.</text:span></text:a></text:span><text:span text:style-name="T105_33"><text:a xlink:type="simple" xlink:href="http://www.intel.com/support/galileo/sb/CS-035101.htm"><text:span text:style-name="T105_34">htm</text:span></text:a></text:span></text:p>
      <text:p text:style-name="P106"><text:span text:style-name="T106_1">launch</text:span><text:span text:style-name="T106_2"><text:s/></text:span><text:span text:style-name="T106_3">with</text:span><text:span text:style-name="T106_4"><text:s/></text:span><text:span text:style-name="T106_5">sudo</text:span><text:span text:style-name="T106_6"><text:s/>./</text:span><text:span text:style-name="T106_7">adruino</text:span><text:span text:style-name="T106_8"><text:s/></text:span><text:span text:style-name="T106_9">so</text:span><text:span text:style-name="T106_10"><text:s/></text:span><text:span text:style-name="T106_11">it</text:span><text:span text:style-name="T106_12"><text:s/></text:span><text:span text:style-name="T106_13">can</text:span><text:span text:style-name="T106_14"><text:s/></text:span><text:span text:style-name="T106_15">write</text:span><text:span text:style-name="T106_16"><text:s/></text:span><text:span text:style-name="T106_17">to</text:span><text:span text:style-name="T106_18"><text:s/></text:span><text:span text:style-name="T106_19">the</text:span><text:span text:style-name="T106_20"><text:s/></text:span><text:span text:style-name="T106_21">serial</text:span><text:span text:style-name="T106_22"><text:s/></text:span><text:span text:style-name="T106_23">ports</text:span></text:p>
      <text:p text:style-name="P107"><text:span text:style-name="T107_1">first</text:span><text:span text:style-name="T107_2"><text:s/></text:span><text:span text:style-name="T107_3">plug</text:span><text:span text:style-name="T107_4"><text:s/></text:span><text:span text:style-name="T107_5">in</text:span><text:span text:style-name="T107_6"><text:s/></text:span><text:span text:style-name="T107_7">the</text:span><text:span text:style-name="T107_8"><text:s/></text:span><text:span text:style-name="T107_9">power</text:span><text:span text:style-name="T107_10">,<text:s/></text:span><text:span text:style-name="T107_11">then</text:span><text:span text:style-name="T107_12"><text:s/></text:span><text:span text:style-name="T107_13">when</text:span><text:span text:style-name="T107_14"><text:s/></text:span><text:span text:style-name="T107_15">the</text:span><text:span text:style-name="T107_16"><text:s/></text:span><text:span text:style-name="T107_17">usb</text:span><text:span text:style-name="T107_18"><text:s/></text:span><text:span text:style-name="T107_19">light</text:span><text:span text:style-name="T107_20"><text:s/></text:span><text:span text:style-name="T107_21">is</text:span><text:span text:style-name="T107_22"><text:s/></text:span><text:span text:style-name="T107_23">on</text:span><text:span text:style-name="T107_24"><text:s/></text:span><text:span text:style-name="T107_25">usb</text:span><text:span text:style-name="T107_26"><text:s/></text:span><text:span text:style-name="T107_27">then</text:span><text:span text:style-name="T107_28"><text:s/></text:span><text:span text:style-name="T107_29">launch</text:span><text:span text:style-name="T107_30"><text:s/></text:span><text:span text:style-name="T107_31">the</text:span><text:span text:style-name="T107_32"><text:s/></text:span><text:span text:style-name="T107_33">app</text:span></text:p>
      <text:p text:style-name="P108"><text:span text:style-name="T108_1">Ip</text:span><text:span text:style-name="T108_2"><text:s/></text:span><text:span text:style-name="T108_3">address</text:span><text:span text:style-name="T108_4"><text:s/></text:span><text:span text:style-name="T108_5">on</text:span><text:span text:style-name="T108_6"><text:s/></text:span><text:span text:style-name="T108_7">the</text:span><text:span text:style-name="T108_8"><text:s/></text:span><text:span text:style-name="T108_9">usb</text:span></text:p>
      <text:p text:style-name="P109"><text:span text:style-name="T109_1">192.168.1.45</text:span></text:p>
      <text:p text:style-name="P110"/>
      <text:p text:style-name="P111"/>
      <text:p text:style-name="P112"><text:span text:style-name="T112_1">Nucelo</text:span></text:p>
      <text:p text:style-name="P113"/>
      <text:p text:style-name="P114"/>
      <text:p text:style-name="P115"/>
      <text:p text:style-name="P11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